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No_20_Spacing">
      <style:paragraph-properties fo:text-align="justify" style:justify-single-word="false"/>
      <style:text-properties officeooo:rsid="000e4fa6" officeooo:paragraph-rsid="000eb7e6"/>
    </style:style>
    <style:style style:name="P2" style:family="paragraph" style:parent-style-name="No_20_Spacing">
      <style:paragraph-properties fo:text-align="justify" style:justify-single-word="false"/>
      <style:text-properties officeooo:rsid="000e4fa6" officeooo:paragraph-rsid="000f4139"/>
    </style:style>
    <style:style style:name="P3" style:family="paragraph" style:parent-style-name="No_20_Spacing">
      <style:paragraph-properties fo:text-align="justify" style:justify-single-word="false"/>
      <style:text-properties officeooo:rsid="000e4fa6" officeooo:paragraph-rsid="0011130c"/>
    </style:style>
    <style:style style:name="P4" style:family="paragraph" style:parent-style-name="Standard">
      <style:text-properties officeooo:rsid="000e4fa6" officeooo:paragraph-rsid="000e4fa6"/>
    </style:style>
    <style:style style:name="P5" style:family="paragraph" style:parent-style-name="No_20_Spacing">
      <style:paragraph-properties fo:text-align="justify" style:justify-single-word="false"/>
      <style:text-properties officeooo:paragraph-rsid="00123e23"/>
    </style:style>
    <style:style style:name="P6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officeooo:paragraph-rsid="00123e23"/>
    </style:style>
    <style:style style:name="P7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officeooo:paragraph-rsid="00143051"/>
    </style:style>
    <style:style style:name="P8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officeooo:paragraph-rsid="001479c5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31212a"/>
    </style:style>
    <style:style style:name="P10" style:family="paragraph" style:parent-style-name="No_20_Spacing">
      <style:paragraph-properties fo:margin-left="0cm" fo:margin-right="0cm" fo:text-align="justify" style:justify-single-word="false" fo:text-indent="1.251cm" style:auto-text-indent="false"/>
      <style:text-properties fo:font-weight="bold" officeooo:rsid="00123aee" officeooo:paragraph-rsid="00123aee" style:font-weight-asian="bold" style:font-weight-complex="bold"/>
    </style:style>
    <style:style style:name="P11" style:family="paragraph" style:parent-style-name="No_20_Spacing">
      <style:paragraph-properties fo:margin-left="1.251cm" fo:margin-right="0cm" fo:text-align="center" style:justify-single-word="false" fo:text-indent="-0.499cm" style:auto-text-indent="false"/>
      <style:text-properties fo:font-weight="bold" officeooo:rsid="00123aee" officeooo:paragraph-rsid="00123aee" style:font-weight-asian="bold" style:font-weight-complex="bold"/>
    </style:style>
    <style:style style:name="P12" style:family="paragraph" style:parent-style-name="Standard">
      <style:text-properties fo:font-weight="bold" officeooo:rsid="000e4fa6" officeooo:paragraph-rsid="000e4fa6" style:font-weight-asian="bold" style:font-weight-complex="bold"/>
    </style:style>
    <style:style style:name="P13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officeooo:paragraph-rsid="00143051"/>
    </style:style>
    <style:style style:name="P14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officeooo:paragraph-rsid="0014b1e0"/>
    </style:style>
    <style:style style:name="P15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fo:font-size="12pt" officeooo:rsid="0014b1e0" officeooo:paragraph-rsid="0014b1e0" style:font-size-asian="10.5pt" style:font-size-complex="12pt"/>
    </style:style>
    <style:style style:name="P16" style:family="paragraph" style:parent-style-name="No_20_Spacing">
      <style:paragraph-properties fo:text-align="start" style:justify-single-word="false"/>
      <style:text-properties fo:font-size="12pt" fo:font-weight="bold" officeooo:rsid="00163270" officeooo:paragraph-rsid="00163270" style:font-size-asian="10.5pt" style:font-weight-asian="bold" style:font-size-complex="12pt" style:font-weight-complex="bold"/>
    </style:style>
    <style:style style:name="P17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font-size="12pt" officeooo:rsid="00163270" officeooo:paragraph-rsid="00163270" style:font-size-asian="12pt" style:font-size-complex="12pt"/>
    </style:style>
    <style:style style:name="P18" style:family="paragraph" style:parent-style-name="No_20_Spacing">
      <style:paragraph-properties fo:text-align="justify" style:justify-single-word="false"/>
      <style:text-properties fo:font-size="12pt" fo:font-style="normal" fo:font-weight="bold" officeooo:rsid="00163270" officeooo:paragraph-rsid="00163270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No_20_Spacing">
      <style:paragraph-properties fo:text-align="justify" style:justify-single-word="false"/>
      <style:text-properties fo:font-size="12pt" fo:font-style="normal" fo:font-weight="bold" officeooo:rsid="00163270" officeooo:paragraph-rsid="00169dda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No_20_Spacing">
      <style:paragraph-properties fo:text-align="justify" style:justify-single-word="false"/>
      <style:text-properties fo:font-size="12pt" fo:font-style="normal" fo:font-weight="bold" officeooo:rsid="00163270" officeooo:paragraph-rsid="00171820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No_20_Spacing">
      <style:paragraph-properties fo:text-align="justify" style:justify-single-word="false"/>
      <style:text-properties fo:font-size="12pt" fo:font-style="normal" fo:font-weight="bold" officeooo:rsid="0019fb36" officeooo:paragraph-rsid="0019fb36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No_20_Spacing">
      <style:paragraph-properties fo:text-align="justify" style:justify-single-word="false"/>
      <style:text-properties fo:font-size="12pt" fo:font-style="normal" fo:font-weight="normal" officeooo:rsid="00171820" officeooo:paragraph-rsid="0018fbf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No_20_Spacing">
      <style:paragraph-properties fo:text-align="justify" style:justify-single-word="false"/>
      <style:text-properties fo:font-size="12pt" fo:font-style="normal" fo:font-weight="normal" officeooo:rsid="0018fbf3" officeooo:paragraph-rsid="0018fbf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No_20_Spacing">
      <style:paragraph-properties fo:text-align="justify" style:justify-single-word="false"/>
      <style:text-properties fo:font-size="12pt" fo:font-style="normal" fo:font-weight="normal" officeooo:rsid="0018fbf3" officeooo:paragraph-rsid="0019af8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No_20_Spacing">
      <style:paragraph-properties fo:text-align="justify" style:justify-single-word="false"/>
      <style:text-properties fo:font-size="12pt" fo:font-style="normal" fo:font-weight="normal" officeooo:rsid="0019af85" officeooo:paragraph-rsid="0019af8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No_20_Spacing">
      <style:paragraph-properties fo:text-align="justify" style:justify-single-word="false"/>
      <style:text-properties style:font-name="Times New Roman" fo:font-size="12pt" fo:font-weight="normal" officeooo:rsid="000e4fa6" officeooo:paragraph-rsid="000f4139" style:font-size-asian="12pt" style:font-weight-asian="normal" style:font-size-complex="12pt" style:font-weight-complex="normal"/>
    </style:style>
    <style:style style:name="P27" style:family="paragraph" style:parent-style-name="No_20_Spacing">
      <style:paragraph-properties fo:text-align="justify" style:justify-single-word="false"/>
      <style:text-properties style:font-name="Times New Roman" fo:font-size="12pt" fo:font-weight="normal" officeooo:rsid="000e4fa6" officeooo:paragraph-rsid="0011130c" style:font-size-asian="12pt" style:font-weight-asian="normal" style:font-size-complex="12pt" style:font-weight-complex="normal"/>
    </style:style>
    <style:style style:name="P28" style:family="paragraph" style:parent-style-name="No_20_Spacing">
      <style:paragraph-properties fo:text-align="center" style:justify-single-word="false"/>
      <style:text-properties style:font-name="Times New Roman" fo:font-size="12pt" fo:font-weight="normal" officeooo:rsid="0011130c" officeooo:paragraph-rsid="0011130c" style:font-size-asian="12pt" style:font-weight-asian="normal" style:font-size-complex="12pt" style:font-weight-complex="normal"/>
    </style:style>
    <style:style style:name="P29" style:family="paragraph" style:parent-style-name="No_20_Spacing">
      <style:paragraph-properties fo:text-align="justify" style:justify-single-word="false"/>
      <style:text-properties style:font-name="Times New Roman" fo:font-size="12pt" fo:font-weight="normal" officeooo:rsid="0011130c" officeooo:paragraph-rsid="0011130c" style:font-size-asian="12pt" style:font-weight-asian="normal" style:font-size-complex="12pt" style:font-weight-complex="normal"/>
    </style:style>
    <style:style style:name="P30" style:family="paragraph" style:parent-style-name="No_20_Spacing">
      <style:paragraph-properties fo:text-align="justify" style:justify-single-word="false"/>
      <style:text-properties style:font-name="Times New Roman" fo:font-size="12pt" officeooo:paragraph-rsid="00123aee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officeooo:paragraph-rsid="0014b1e0" style:font-size-asian="12pt" style:font-size-complex="12pt"/>
    </style:style>
    <style:style style:name="P32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font-weight="normal" officeooo:rsid="000e4fa6" officeooo:paragraph-rsid="0011130c" style:font-size-asian="12pt" style:font-weight-asian="normal" style:font-size-complex="12pt" style:font-weight-complex="normal"/>
    </style:style>
    <style:style style:name="P33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font-weight="bold" officeooo:rsid="0011130c" officeooo:paragraph-rsid="0011130c" style:font-size-asian="12pt" style:font-weight-asian="bold" style:font-size-complex="12pt" style:font-weight-complex="bold"/>
    </style:style>
    <style:style style:name="P34" style:family="paragraph" style:parent-style-name="No_20_Spacing">
      <style:paragraph-properties fo:margin-left="1.251cm" fo:margin-right="0cm" fo:text-align="justify" style:justify-single-word="false" fo:text-indent="-0.499cm" style:auto-text-indent="false"/>
      <style:text-properties fo:color="#000000" loext:opacity="100%" style:font-name="Times New Roman" fo:font-size="12pt" fo:language="ru" fo:country="RU" fo:font-weight="normal" officeooo:rsid="0011c974" officeooo:paragraph-rsid="0011c974" style:font-size-asian="12pt" style:font-weight-asian="normal" style:font-size-complex="12pt" style:font-weight-complex="normal"/>
    </style:style>
    <style:style style:name="P35" style:family="paragraph" style:parent-style-name="No_20_Spacing">
      <style:paragraph-properties fo:margin-left="1.251cm" fo:margin-right="0cm" fo:text-align="justify" style:justify-single-word="false" fo:text-indent="-0.499cm" style:auto-text-indent="false"/>
      <style:text-properties fo:color="#000000" loext:opacity="100%" style:font-name="Times New Roman" fo:font-size="12pt" fo:language="ru" fo:country="RU" fo:font-weight="normal" officeooo:rsid="00123aee" officeooo:paragraph-rsid="00123aee" style:font-size-asian="12pt" style:font-weight-asian="normal" style:font-size-complex="12pt" style:font-weight-complex="normal"/>
    </style:style>
    <style:style style:name="P36" style:family="paragraph" style:parent-style-name="No_20_Spacing">
      <style:paragraph-properties fo:margin-left="0cm" fo:margin-right="0cm" fo:text-align="justify" style:justify-single-word="false" fo:text-indent="1.251cm" style:auto-text-indent="false"/>
      <style:text-properties fo:color="#000000" loext:opacity="100%" style:font-name="Times New Roman" fo:font-size="12pt" fo:language="ru" fo:country="RU" fo:font-weight="normal" officeooo:rsid="00123aee" officeooo:paragraph-rsid="00123aee" style:font-size-asian="12pt" style:font-weight-asian="normal" style:font-size-complex="12pt" style:font-weight-complex="normal"/>
    </style:style>
    <style:style style:name="P37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123aee" officeooo:paragraph-rsid="00123aee" style:font-size-asian="12pt" style:font-weight-asian="normal" style:font-size-complex="12pt" style:font-weight-complex="normal"/>
    </style:style>
    <style:style style:name="P38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123aee" officeooo:paragraph-rsid="00123e23" style:font-size-asian="12pt" style:font-weight-asian="normal" style:font-size-complex="12pt" style:font-weight-complex="normal"/>
    </style:style>
    <style:style style:name="P39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2pt" fo:language="ru" fo:country="RU" fo:font-weight="normal" officeooo:rsid="00123aee" officeooo:paragraph-rsid="00123e23" style:font-size-asian="12pt" style:font-weight-asian="normal" style:font-size-complex="12pt" style:font-weight-complex="normal"/>
    </style:style>
    <style:style style:name="P40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2pt" fo:language="ru" fo:country="RU" fo:font-weight="normal" officeooo:rsid="00123aee" officeooo:paragraph-rsid="00143051" style:font-size-asian="12pt" style:font-weight-asian="normal" style:font-size-complex="12pt" style:font-weight-complex="normal"/>
    </style:style>
    <style:style style:name="P41" style:family="paragraph" style:parent-style-name="No_20_Spacing">
      <style:paragraph-properties fo:text-align="start" style:justify-single-word="false"/>
      <style:text-properties fo:color="#000000" loext:opacity="100%" style:font-name="Times New Roman" fo:font-size="12pt" fo:language="ru" fo:country="RU" fo:font-weight="normal" officeooo:rsid="00163270" officeooo:paragraph-rsid="00163270" style:font-size-asian="10.5pt" style:font-weight-asian="normal" style:font-size-complex="12pt" style:font-weight-complex="normal"/>
    </style:style>
    <style:style style:name="P42" style:family="paragraph" style:parent-style-name="No_20_Spacing">
      <style:paragraph-properties fo:margin-left="1.251cm" fo:margin-right="0cm" fo:text-align="justify" style:justify-single-word="false" fo:text-indent="-0.499cm" style:auto-text-indent="false"/>
      <style:text-properties fo:color="#000000" loext:opacity="100%" style:font-name="Times New Roman" fo:font-size="12pt" fo:language="ru" fo:country="RU" fo:font-weight="bold" officeooo:rsid="00123aee" officeooo:paragraph-rsid="00123aee" style:font-size-asian="12pt" style:font-weight-asian="bold" style:font-size-complex="12pt" style:font-weight-complex="bold"/>
    </style:style>
    <style:style style:name="P43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2pt" fo:language="ru" fo:country="RU" fo:font-weight="bold" officeooo:rsid="00143051" officeooo:paragraph-rsid="00143051" style:font-size-asian="12pt" style:font-weight-asian="bold" style:font-size-complex="12pt" style:font-weight-complex="bold"/>
    </style:style>
    <style:style style:name="P44" style:family="paragraph" style:parent-style-name="No_20_Spacing">
      <style:paragraph-properties fo:text-align="start" style:justify-single-word="false"/>
      <style:text-properties fo:color="#000000" loext:opacity="100%" style:font-name="Times New Roman" fo:font-size="12pt" fo:language="ru" fo:country="RU" fo:font-weight="bold" officeooo:rsid="00143051" officeooo:paragraph-rsid="0014b1e0" style:font-size-asian="12pt" style:font-weight-asian="bold" style:font-size-complex="12pt" style:font-weight-complex="bold"/>
    </style:style>
    <style:style style:name="P45" style:family="paragraph" style:parent-style-name="No_20_Spacing">
      <style:paragraph-properties fo:margin-left="0cm" fo:margin-right="0cm" fo:text-align="center" style:justify-single-word="false" fo:text-indent="1.251cm" style:auto-text-indent="false"/>
      <style:text-properties fo:color="#000000" loext:opacity="100%" style:font-name="Times New Roman" fo:font-size="12pt" fo:language="ru" fo:country="RU" fo:font-weight="bold" officeooo:rsid="00123aee" officeooo:paragraph-rsid="00123aee" style:font-size-asian="12pt" style:font-weight-asian="bold" style:font-size-complex="12pt" style:font-weight-complex="normal"/>
    </style:style>
    <style:style style:name="P46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weight="bold" officeooo:rsid="00163270" officeooo:paragraph-rsid="00163270" style:font-size-asian="10.5pt" style:font-weight-asian="bold" style:font-size-complex="12pt" style:font-weight-complex="bold"/>
    </style:style>
    <style:style style:name="P47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italic" fo:font-weight="bold" officeooo:rsid="00163270" officeooo:paragraph-rsid="00169dda" style:font-size-asian="12pt" style:font-style-asian="italic" style:font-weight-asian="bold" style:font-size-complex="12pt" style:language-complex="he" style:country-complex="IL" style:font-style-complex="normal" style:font-weight-complex="normal"/>
    </style:style>
    <style:style style:name="P48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italic" fo:font-weight="normal" officeooo:rsid="00171820" officeooo:paragraph-rsid="00171820" style:font-size-asian="12pt" style:font-style-asian="italic" style:font-weight-asian="normal" style:font-size-complex="12pt" style:language-complex="he" style:country-complex="IL" style:font-style-complex="normal" style:font-weight-complex="normal"/>
    </style:style>
    <style:style style:name="P49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bold" officeooo:rsid="00171820" officeooo:paragraph-rsid="00171820" style:font-size-asian="12pt" style:font-style-asian="normal" style:font-weight-asian="bold" style:font-size-complex="12pt" style:language-complex="he" style:country-complex="IL" style:font-style-complex="normal" style:font-weight-complex="normal"/>
    </style:style>
    <style:style style:name="P50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bold" officeooo:rsid="0019af85" officeooo:paragraph-rsid="0019af85" style:font-size-asian="12pt" style:font-style-asian="normal" style:font-weight-asian="bold" style:font-size-complex="12pt" style:language-complex="he" style:country-complex="IL" style:font-style-complex="normal" style:font-weight-complex="normal"/>
    </style:style>
    <style:style style:name="P51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style="normal" fo:font-weight="bold" officeooo:rsid="0019af85" officeooo:paragraph-rsid="0019af85" style:font-size-asian="12pt" style:font-style-asian="normal" style:font-weight-asian="bold" style:font-size-complex="12pt" style:language-complex="he" style:country-complex="IL" style:font-style-complex="normal" style:font-weight-complex="normal"/>
    </style:style>
    <style:style style:name="P52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style="normal" fo:font-weight="bold" officeooo:rsid="0018fbf3" officeooo:paragraph-rsid="0018fbf3" style:font-size-asian="12pt" style:font-style-asian="normal" style:font-weight-asian="bold" style:font-size-complex="12pt" style:language-complex="he" style:country-complex="IL" style:font-style-complex="normal" style:font-weight-complex="bold"/>
    </style:style>
    <style:style style:name="P53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style="normal" fo:font-weight="bold" officeooo:rsid="0019fb36" officeooo:paragraph-rsid="0019fb36" style:font-size-asian="12pt" style:font-style-asian="normal" style:font-weight-asian="bold" style:font-size-complex="12pt" style:language-complex="he" style:country-complex="IL" style:font-style-complex="normal" style:font-weight-complex="bold"/>
    </style:style>
    <style:style style:name="P54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style="normal" fo:font-weight="bold" officeooo:rsid="00277f91" officeooo:paragraph-rsid="00277f91" style:font-size-asian="12pt" style:font-style-asian="normal" style:font-weight-asian="bold" style:font-size-complex="12pt" style:language-complex="he" style:country-complex="IL" style:font-style-complex="normal" style:font-weight-complex="bold"/>
    </style:style>
    <style:style style:name="P55" style:family="paragraph" style:parent-style-name="No_20_Spacing">
      <style:paragraph-properties fo:text-align="start" style:justify-single-word="false"/>
      <style:text-properties fo:color="#000000" loext:opacity="100%" style:font-name="Times New Roman" fo:font-size="12pt" fo:language="ru" fo:country="RU" fo:font-style="normal" fo:font-weight="bold" officeooo:rsid="00277f91" officeooo:paragraph-rsid="00277f91" style:font-size-asian="12pt" style:font-style-asian="normal" style:font-weight-asian="bold" style:font-size-complex="12pt" style:language-complex="he" style:country-complex="IL" style:font-style-complex="normal" style:font-weight-complex="bold"/>
    </style:style>
    <style:style style:name="P56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71820" officeooo:paragraph-rsid="0018fbf3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57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9af85" officeooo:paragraph-rsid="0018fbf3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58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9af85" officeooo:paragraph-rsid="0019af85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59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9af85" officeooo:paragraph-rsid="0019fb36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60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9fb36" officeooo:paragraph-rsid="0019fb36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61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ae3fe" officeooo:paragraph-rsid="001ae3fe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62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ae3fe" officeooo:paragraph-rsid="001ef57f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63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1ef57f" officeooo:paragraph-rsid="001ef57f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64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ef57f" officeooo:paragraph-rsid="001ef57f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65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f7cf4" officeooo:paragraph-rsid="001f7cf4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66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f7cf4" officeooo:paragraph-rsid="0021039c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67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2f18f" officeooo:paragraph-rsid="0022f18f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68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22f18f" officeooo:paragraph-rsid="0022f18f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69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58668" officeooo:paragraph-rsid="00258668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70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6bce0" officeooo:paragraph-rsid="0026bce0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71" style:family="paragraph" style:parent-style-name="No_20_Spacing">
      <style:paragraph-properties fo:text-align="start" style:justify-single-word="false"/>
      <style:text-properties fo:color="#000000" loext:opacity="100%" style:font-name="Times New Roman" fo:font-size="12pt" fo:language="ru" fo:country="RU" fo:font-style="normal" fo:font-weight="normal" officeooo:rsid="00277f91" officeooo:paragraph-rsid="00277f91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72" style:family="paragraph" style:parent-style-name="No_20_Spacing">
      <style:paragraph-properties fo:text-align="start" style:justify-single-word="false"/>
      <style:text-properties fo:color="#000000" loext:opacity="100%" style:font-name="Times New Roman" fo:font-size="12pt" fo:language="ru" fo:country="RU" fo:font-style="normal" fo:font-weight="normal" officeooo:rsid="0029763e" officeooo:paragraph-rsid="0029763e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73" style:family="paragraph" style:parent-style-name="No_20_Spacing">
      <style:paragraph-properties fo:text-align="start" style:justify-single-word="false"/>
      <style:text-properties fo:color="#000000" loext:opacity="100%" style:font-name="Times New Roman" fo:font-size="12pt" fo:language="ru" fo:country="RU" fo:font-style="normal" fo:font-weight="normal" officeooo:rsid="0029a216" officeooo:paragraph-rsid="0029a216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74" style:family="paragraph" style:parent-style-name="No_20_Spacing">
      <style:paragraph-properties fo:text-align="start" style:justify-single-word="false"/>
      <style:text-properties fo:color="#000000" loext:opacity="100%" style:font-name="Times New Roman" fo:font-size="12pt" fo:language="ru" fo:country="RU" fo:font-style="normal" fo:font-weight="normal" officeooo:rsid="0029f6c6" officeooo:paragraph-rsid="0029f6c6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75" style:family="paragraph" style:parent-style-name="No_20_Spacing">
      <style:paragraph-properties fo:text-align="start" style:justify-single-word="false"/>
      <style:text-properties fo:color="#000000" loext:opacity="100%" style:font-name="Times New Roman" fo:font-size="12pt" fo:language="ru" fo:country="RU" fo:font-style="normal" fo:font-weight="normal" officeooo:rsid="002a0ce2" officeooo:paragraph-rsid="002a0ce2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76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a0ce2" officeooo:paragraph-rsid="002a0ce2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77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a0ce2" officeooo:paragraph-rsid="002a8ea3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78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color="#000000" loext:opacity="100%" style:font-name="Times New Roman" fo:font-size="12pt" fo:language="ru" fo:country="RU" fo:font-style="normal" fo:font-weight="normal" officeooo:rsid="002a8ea3" officeooo:paragraph-rsid="002bcbcf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79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color="#000000" loext:opacity="100%" style:font-name="Times New Roman" fo:font-size="12pt" fo:language="ru" fo:country="RU" fo:font-style="normal" fo:font-weight="normal" officeooo:rsid="002a8ea3" officeooo:paragraph-rsid="002c7829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80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2a8ea3" officeooo:paragraph-rsid="002a8ea3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81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2pt" fo:language="ru" fo:country="RU" fo:font-style="normal" fo:font-weight="normal" officeooo:rsid="002e1ce6" officeooo:paragraph-rsid="002e1ce6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82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e1ce6" officeooo:paragraph-rsid="002e1ce6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83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e5750" officeooo:paragraph-rsid="002e5750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84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e5750" officeooo:paragraph-rsid="002f1a00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85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e5750" officeooo:paragraph-rsid="002ff8b4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86" style:family="paragraph" style:parent-style-name="No_20_Spacing">
      <style:paragraph-properties fo:margin-left="0cm" fo:margin-right="0cm" fo:text-align="justify" style:justify-single-word="false" fo:text-indent="1cm" style:auto-text-indent="false"/>
      <style:text-properties fo:color="#000000" loext:opacity="100%" style:font-name="Times New Roman" fo:font-size="12pt" fo:language="ru" fo:country="RU" fo:font-style="normal" fo:font-weight="normal" officeooo:rsid="0031212a" officeooo:paragraph-rsid="0031212a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87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31212a" officeooo:paragraph-rsid="0031212a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88" style:family="paragraph" style:parent-style-name="No_20_Spacing">
      <style:paragraph-properties fo:text-align="center" style:justify-single-word="false"/>
      <style:text-properties fo:color="#000000" loext:opacity="100%" style:font-name="Times New Roman" fo:font-size="14pt" fo:language="ru" fo:country="RU" fo:font-style="normal" fo:font-weight="bold" officeooo:rsid="001ae3fe" officeooo:paragraph-rsid="001ae3fe" style:font-size-asian="14pt" style:font-style-asian="normal" style:font-weight-asian="bold" style:font-size-complex="14pt" style:language-complex="he" style:country-complex="IL" style:font-style-complex="normal" style:font-weight-complex="bold"/>
    </style:style>
    <style:style style:name="P89" style:family="paragraph" style:parent-style-name="No_20_Spacing">
      <style:paragraph-properties fo:text-align="center" style:justify-single-word="false"/>
      <style:text-properties fo:color="#000000" loext:opacity="100%" style:font-name="Times New Roman" fo:font-size="14pt" fo:language="ru" fo:country="RU" fo:font-style="normal" fo:font-weight="bold" officeooo:rsid="002a0ce2" officeooo:paragraph-rsid="002a0ce2" style:font-size-asian="14pt" style:font-style-asian="normal" style:font-weight-asian="bold" style:font-size-complex="14pt" style:language-complex="he" style:country-complex="IL" style:font-style-complex="normal" style:font-weight-complex="bold"/>
    </style:style>
    <style:style style:name="P90" style:family="paragraph" style:parent-style-name="Standard">
      <style:text-properties fo:font-weight="normal" officeooo:rsid="000e4fa6" officeooo:paragraph-rsid="000e4fa6" style:font-weight-asian="normal" style:font-weight-complex="normal"/>
    </style:style>
    <style:style style:name="P91" style:family="paragraph" style:parent-style-name="No_20_Spacing" style:list-style-name="L2">
      <style:paragraph-properties fo:text-align="justify" style:justify-single-word="false"/>
      <style:text-properties fo:color="#000000" loext:opacity="100%" style:font-name="Times New Roman" fo:font-size="12pt" fo:font-weight="bold" officeooo:rsid="0011130c" officeooo:paragraph-rsid="0011130c" style:font-size-asian="12pt" style:font-weight-asian="bold" style:font-size-complex="12pt" style:font-weight-complex="bold"/>
    </style:style>
    <style:style style:name="P92" style:family="paragraph" style:parent-style-name="No_20_Spacing" style:list-style-name="L2">
      <style:paragraph-properties fo:margin-left="1.251cm" fo:margin-right="0cm" fo:text-align="justify" style:justify-single-word="false" fo:text-indent="-0.635cm" style:auto-text-indent="false"/>
      <style:text-properties fo:color="#000000" loext:opacity="100%" style:font-name="Times New Roman" fo:font-size="12pt" fo:font-weight="bold" officeooo:rsid="0011130c" officeooo:paragraph-rsid="0011130c" style:font-size-asian="12pt" style:font-weight-asian="bold" style:font-size-complex="12pt" style:font-weight-complex="bold"/>
    </style:style>
    <style:style style:name="P93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font-weight="bold" officeooo:rsid="0011130c" officeooo:paragraph-rsid="0011130c" style:font-size-asian="12pt" style:font-weight-asian="bold" style:font-size-complex="12pt" style:font-weight-complex="bold"/>
    </style:style>
    <style:style style:name="P94" style:family="paragraph" style:parent-style-name="No_20_Spacing" style:list-style-name="WWNum5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123aee" officeooo:paragraph-rsid="00123aee" style:font-size-asian="12pt" style:font-weight-asian="normal" style:font-size-complex="12pt" style:font-weight-complex="normal"/>
    </style:style>
    <style:style style:name="P95" style:family="paragraph" style:parent-style-name="No_20_Spacing" style:list-style-name="L3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123aee" officeooo:paragraph-rsid="00123e23" style:font-size-asian="12pt" style:font-weight-asian="normal" style:font-size-complex="12pt" style:font-weight-complex="normal"/>
    </style:style>
    <style:style style:name="P96" style:family="paragraph" style:parent-style-name="No_20_Spacing" style:list-style-name="L4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123aee" officeooo:paragraph-rsid="00123e23" style:font-size-asian="12pt" style:font-weight-asian="normal" style:font-size-complex="12pt" style:font-weight-complex="normal"/>
    </style:style>
    <style:style style:name="P97" style:family="paragraph" style:parent-style-name="No_20_Spacing">
      <style:paragraph-properties fo:margin-left="0cm" fo:margin-right="0cm" fo:text-align="justify" style:justify-single-word="false" fo:text-indent="0.751cm" style:auto-text-indent="false"/>
      <style:text-properties fo:color="#000000" loext:opacity="100%" style:font-name="Times New Roman" fo:font-size="12pt" fo:language="ru" fo:country="RU" fo:font-weight="normal" officeooo:rsid="00143051" officeooo:paragraph-rsid="003d891d" style:font-size-asian="12pt" style:font-weight-asian="normal" style:font-size-complex="12pt" style:font-weight-complex="normal"/>
    </style:style>
    <style:style style:name="P98" style:family="paragraph" style:parent-style-name="No_20_Spacing" style:list-style-name="L5">
      <style:paragraph-properties fo:text-align="start" style:justify-single-word="false"/>
      <style:text-properties fo:color="#000000" loext:opacity="100%" style:font-name="Times New Roman" fo:font-size="12pt" fo:language="ru" fo:country="RU" fo:font-weight="normal" officeooo:rsid="00163270" officeooo:paragraph-rsid="00163270" style:font-size-asian="10.5pt" style:font-weight-asian="normal" style:font-size-complex="12pt" style:font-weight-complex="normal"/>
    </style:style>
    <style:style style:name="P99" style:family="paragraph" style:parent-style-name="No_20_Spacing" style:list-style-name="L6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71820" officeooo:paragraph-rsid="00171820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100" style:family="paragraph" style:parent-style-name="No_20_Spacing" style:list-style-name="L6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71820" officeooo:paragraph-rsid="0018fbf3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101" style:family="paragraph" style:parent-style-name="No_20_Spacing" style:list-style-name="L7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9af85" officeooo:paragraph-rsid="0019af85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102" style:family="paragraph" style:parent-style-name="No_20_Spacing" style:list-style-name="L7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9af85" officeooo:paragraph-rsid="003be2a1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103" style:family="paragraph" style:parent-style-name="No_20_Spacing" style:list-style-name="L8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f7cf4" officeooo:paragraph-rsid="001f7cf4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104" style:family="paragraph" style:parent-style-name="No_20_Spacing" style:list-style-name="L9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1f7cf4" officeooo:paragraph-rsid="001f7cf4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105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color="#000000" loext:opacity="100%" style:font-name="Times New Roman" fo:font-size="12pt" fo:language="ru" fo:country="RU" fo:font-style="normal" fo:font-weight="normal" officeooo:rsid="002c7829" officeooo:paragraph-rsid="002c7829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P106" style:family="paragraph" style:parent-style-name="No_20_Spacing" style:list-style-name="L10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e1ce6" officeooo:paragraph-rsid="002e1ce6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P107" style:family="paragraph" style:parent-style-name="No_20_Spacing" style:list-style-name="L11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e5750" officeooo:paragraph-rsid="002e5750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P108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e5750" officeooo:paragraph-rsid="002e5750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P109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e5750" officeooo:paragraph-rsid="002f1a00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P110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ff8b4" officeooo:paragraph-rsid="002ff8b4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P111" style:family="paragraph" style:parent-style-name="No_20_Spacing" style:list-style-name="L10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e1ce6" officeooo:paragraph-rsid="002e1ce6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112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color="#000000" loext:opacity="100%" style:font-name="Times New Roman" fo:font-size="12pt" fo:language="ru" fo:country="RU" fo:font-style="normal" fo:font-weight="normal" officeooo:rsid="002a8ea3" officeooo:paragraph-rsid="002bcbcf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113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color="#000000" loext:opacity="100%" style:font-name="Times New Roman" fo:font-size="12pt" fo:language="ru" fo:country="RU" fo:font-style="normal" fo:font-weight="normal" officeooo:rsid="002a8ea3" officeooo:paragraph-rsid="003e81d0" style:font-size-asian="12pt" style:font-style-asian="normal" style:font-weight-asian="normal" style:font-size-complex="12pt" style:language-complex="he" style:country-complex="IL" style:font-style-complex="normal" style:font-weight-complex="normal"/>
    </style:style>
    <style:style style:name="P114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1039c" officeooo:paragraph-rsid="0021039c" style:font-size-asian="12pt" style:font-style-asian="normal" style:font-weight-asian="normal" style:font-size-complex="12pt" style:language-complex="he" style:country-complex="IL" style:font-style-complex="normal" style:font-weight-complex="bold"/>
    </style:style>
    <style:style style:name="P115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a0ce2" officeooo:paragraph-rsid="002a0ce2" style:font-size-asian="12pt" style:font-style-asian="normal" style:font-weight-asian="normal" style:font-size-complex="12pt" style:language-complex="he" style:country-complex="IL" style:font-style-complex="italic" style:font-weight-complex="normal"/>
    </style:style>
    <style:style style:name="P116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2a0ce2" officeooo:paragraph-rsid="002a8ea3" style:font-size-asian="12pt" style:font-style-asian="normal" style:font-weight-asian="normal" style:font-size-complex="12pt" style:language-complex="he" style:country-complex="IL" style:font-style-complex="italic" style:font-weight-complex="normal" style:text-scale="105%"/>
    </style:style>
    <style:style style:name="P117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style="normal" fo:font-weight="bold" officeooo:rsid="002a8ea3" officeooo:paragraph-rsid="002a8ea3" style:font-size-asian="12pt" style:font-style-asian="normal" style:font-weight-asian="bold" style:font-size-complex="12pt" style:language-complex="he" style:country-complex="IL" style:font-style-complex="italic" style:font-weight-complex="normal" style:text-scale="105%"/>
    </style:style>
    <style:style style:name="P118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color="#000000" loext:opacity="100%" style:font-name="Times New Roman" fo:font-size="12pt" fo:language="ru" fo:country="RU" fo:font-style="normal" fo:font-weight="bold" officeooo:rsid="002a8ea3" officeooo:paragraph-rsid="003e81d0" style:font-size-asian="12pt" style:font-style-asian="normal" style:font-weight-asian="bold" style:font-size-complex="12pt" style:language-complex="he" style:country-complex="IL" style:font-style-complex="normal" style:font-weight-complex="bold" style:text-scale="105%"/>
    </style:style>
    <style:style style:name="P119" style:family="paragraph" style:parent-style-name="No_20_Spacing">
      <style:paragraph-properties fo:text-align="center" style:justify-single-word="false"/>
      <style:text-properties fo:color="#000000" loext:opacity="100%" style:font-name="Times New Roman" fo:font-size="12pt" fo:language="ru" fo:country="RU" fo:font-style="normal" fo:font-weight="bold" officeooo:rsid="002e5750" officeooo:paragraph-rsid="002e5750" style:font-size-asian="12pt" style:font-style-asian="normal" style:font-weight-asian="bold" style:font-size-complex="12pt" style:language-complex="he" style:country-complex="IL" style:font-style-complex="normal" style:font-weight-complex="bold" style:text-scale="105%"/>
    </style:style>
    <style:style style:name="P120" style:family="paragraph" style:parent-style-name="No_20_Spacing" style:list-style-name="L2">
      <style:paragraph-properties fo:text-align="justify" style:justify-single-word="false"/>
      <style:text-properties officeooo:paragraph-rsid="0011130c"/>
    </style:style>
    <style:style style:name="P121" style:family="paragraph" style:parent-style-name="No_20_Spacing" style:list-style-name="L2">
      <style:paragraph-properties fo:margin-left="1.251cm" fo:margin-right="0cm" fo:text-align="justify" style:justify-single-word="false" fo:text-indent="-0.635cm" style:auto-text-indent="false"/>
      <style:text-properties officeooo:paragraph-rsid="0011130c"/>
    </style:style>
    <style:style style:name="P122" style:family="paragraph" style:parent-style-name="No_20_Spacing" style:list-style-name="L2">
      <style:paragraph-properties fo:margin-left="1.251cm" fo:margin-right="0cm" fo:text-align="justify" style:justify-single-word="false" fo:text-indent="-0.635cm" style:auto-text-indent="false"/>
      <style:text-properties officeooo:paragraph-rsid="0011c974"/>
    </style:style>
    <style:style style:name="P123" style:family="paragraph" style:parent-style-name="No_20_Spacing" style:list-style-name="L2">
      <style:paragraph-properties fo:margin-left="1.251cm" fo:margin-right="0cm" fo:text-align="justify" style:justify-single-word="false" fo:text-indent="-0.499cm" style:auto-text-indent="false"/>
      <style:text-properties officeooo:paragraph-rsid="0011c974"/>
    </style:style>
    <style:style style:name="P124" style:family="paragraph" style:parent-style-name="No_20_Spacing">
      <style:paragraph-properties fo:text-align="justify" style:justify-single-word="false"/>
      <style:text-properties officeooo:paragraph-rsid="003537a5"/>
    </style:style>
    <style:style style:name="P125" style:family="paragraph" style:parent-style-name="No_20_Spacing" style:list-style-name="L14">
      <style:paragraph-properties fo:text-align="justify" style:justify-single-word="false"/>
      <style:text-properties officeooo:paragraph-rsid="003537a5"/>
    </style:style>
    <style:style style:name="P126" style:family="paragraph" style:parent-style-name="No_20_Spacing" style:list-style-name="L14">
      <style:paragraph-properties fo:text-align="justify" style:justify-single-word="false"/>
      <style:text-properties officeooo:paragraph-rsid="00322d6b"/>
    </style:style>
    <style:style style:name="P127" style:family="paragraph" style:parent-style-name="No_20_Spacing" style:list-style-name="L14">
      <style:paragraph-properties fo:text-align="justify" style:justify-single-word="false"/>
      <style:text-properties officeooo:paragraph-rsid="00341fda"/>
    </style:style>
    <style:style style:name="P128" style:family="paragraph" style:parent-style-name="No_20_Spacing">
      <style:paragraph-properties fo:text-align="justify" style:justify-single-word="false"/>
      <style:text-properties officeooo:paragraph-rsid="00362ca7"/>
    </style:style>
    <style:style style:name="P129" style:family="paragraph" style:parent-style-name="No_20_Spacing" style:list-style-name="L15">
      <style:paragraph-properties fo:text-align="justify" style:justify-single-word="false"/>
      <style:text-properties officeooo:paragraph-rsid="00362ca7"/>
    </style:style>
    <style:style style:name="P130" style:family="paragraph" style:parent-style-name="No_20_Spacing">
      <style:paragraph-properties fo:text-align="justify" style:justify-single-word="false"/>
      <style:text-properties officeooo:paragraph-rsid="00363eec"/>
    </style:style>
    <style:style style:name="P131" style:family="paragraph" style:parent-style-name="No_20_Spacing">
      <style:paragraph-properties fo:margin-left="0cm" fo:margin-right="0cm" fo:text-align="justify" style:justify-single-word="false" fo:text-indent="1.251cm" style:auto-text-indent="false"/>
      <style:text-properties officeooo:paragraph-rsid="00363eec"/>
    </style:style>
    <style:style style:name="P132" style:family="paragraph" style:parent-style-name="No_20_Spacing">
      <style:paragraph-properties fo:margin-left="0cm" fo:margin-right="0cm" fo:text-align="justify" style:justify-single-word="false" fo:text-indent="1.251cm" style:auto-text-indent="false"/>
      <style:text-properties officeooo:paragraph-rsid="0036940d"/>
    </style:style>
    <style:style style:name="P133" style:family="paragraph" style:parent-style-name="No_20_Spacing">
      <style:paragraph-properties fo:margin-left="0cm" fo:margin-right="0cm" fo:text-align="justify" style:justify-single-word="false" fo:text-indent="1.251cm" style:auto-text-indent="false"/>
      <style:text-properties officeooo:paragraph-rsid="0037ce44"/>
    </style:style>
    <style:style style:name="P134" style:family="paragraph" style:parent-style-name="No_20_Spacing">
      <style:paragraph-properties fo:text-align="justify" style:justify-single-word="false"/>
      <style:text-properties officeooo:paragraph-rsid="0037ce44"/>
    </style:style>
    <style:style style:name="P135" style:family="paragraph" style:parent-style-name="No_20_Spacing" style:list-style-name="L16">
      <style:paragraph-properties fo:text-align="justify" style:justify-single-word="false"/>
      <style:text-properties officeooo:paragraph-rsid="0037ce44"/>
    </style:style>
    <style:style style:name="P136" style:family="paragraph" style:parent-style-name="No_20_Spacing">
      <style:paragraph-properties fo:text-align="justify" style:justify-single-word="false"/>
      <style:text-properties officeooo:paragraph-rsid="003832a0"/>
    </style:style>
    <style:style style:name="P137" style:family="paragraph" style:parent-style-name="No_20_Spacing">
      <style:paragraph-properties fo:margin-left="0cm" fo:margin-right="0cm" fo:text-align="justify" style:justify-single-word="false" fo:text-indent="1.251cm" style:auto-text-indent="false"/>
      <style:text-properties officeooo:paragraph-rsid="003832a0"/>
    </style:style>
    <style:style style:name="P138" style:family="paragraph" style:parent-style-name="No_20_Spacing" style:list-style-name="L18">
      <style:paragraph-properties fo:text-align="justify" style:justify-single-word="false"/>
      <style:text-properties officeooo:paragraph-rsid="003a2672"/>
    </style:style>
    <style:style style:name="P139" style:family="paragraph" style:parent-style-name="No_20_Spacing" style:list-style-name="L18">
      <style:paragraph-properties fo:text-align="justify" style:justify-single-word="false"/>
      <style:text-properties officeooo:paragraph-rsid="003832a0"/>
    </style:style>
    <style:style style:name="P140" style:family="paragraph" style:parent-style-name="No_20_Spacing" style:list-style-name="WWNum5">
      <style:paragraph-properties fo:text-align="justify" style:justify-single-word="false"/>
      <style:text-properties style:font-name="Times New Roman" fo:font-size="12pt" officeooo:paragraph-rsid="00123aee" style:font-size-asian="12pt" style:font-size-complex="12pt"/>
    </style:style>
    <style:style style:name="P141" style:family="paragraph" style:parent-style-name="No_20_Spacing" style:list-style-name="WWNum26">
      <style:paragraph-properties fo:text-align="start" style:justify-single-word="false"/>
      <style:text-properties style:font-name="Times New Roman" fo:font-size="12pt" officeooo:paragraph-rsid="0014b1e0" style:font-size-asian="12pt" style:font-size-complex="12pt"/>
    </style:style>
    <style:style style:name="P142" style:family="paragraph" style:parent-style-name="No_20_Spacing" style:list-style-name="WWNum26">
      <style:paragraph-properties fo:text-align="start" style:justify-single-word="false"/>
      <style:text-properties style:font-name="Times New Roman" fo:font-size="12pt" officeooo:rsid="0014b1e0" officeooo:paragraph-rsid="0014b1e0" style:font-size-asian="12pt" style:font-size-complex="12pt"/>
    </style:style>
    <style:style style:name="P143" style:family="paragraph" style:parent-style-name="No_20_Spacing">
      <style:paragraph-properties fo:text-align="center" style:justify-single-word="false"/>
      <style:text-properties officeooo:paragraph-rsid="00363eec"/>
    </style:style>
    <style:style style:name="P144" style:family="paragraph" style:parent-style-name="No_20_Spacing">
      <style:paragraph-properties fo:text-align="center" style:justify-single-word="false"/>
      <style:text-properties officeooo:paragraph-rsid="003832a0"/>
    </style:style>
    <style:style style:name="P145" style:family="paragraph" style:parent-style-name="No_20_Spacing" style:list-style-name="L18">
      <style:paragraph-properties fo:text-align="justify" style:justify-single-word="false"/>
      <style:text-properties style:font-name="Times New Roman" fo:font-weight="bold" officeooo:rsid="003a2672" officeooo:paragraph-rsid="003a2672" style:font-weight-asian="bold" style:font-weight-complex="bold"/>
    </style:style>
    <style:style style:name="P146" style:family="paragraph" style:parent-style-name="No_20_Spacing">
      <style:paragraph-properties fo:text-align="justify" style:justify-single-word="false"/>
      <style:text-properties style:font-name="Times New Roman" fo:font-weight="bold" officeooo:rsid="003a2672" officeooo:paragraph-rsid="003a2672" style:font-weight-asian="bold" style:font-weight-complex="bold"/>
    </style:style>
    <style:style style:name="P147" style:family="paragraph" style:parent-style-name="No_20_Spacing">
      <style:paragraph-properties fo:margin-left="0cm" fo:margin-right="0cm" fo:text-align="justify" style:justify-single-word="false" fo:text-indent="1.251cm" style:auto-text-indent="false"/>
      <style:text-properties style:font-name="Times New Roman" fo:font-weight="bold" officeooo:rsid="003a2672" officeooo:paragraph-rsid="003a2672" style:font-weight-asian="bold" style:font-weight-complex="bold"/>
    </style:style>
    <style:style style:name="P148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" fo:font-weight="bold" officeooo:rsid="003a2672" officeooo:paragraph-rsid="003a2672" style:font-weight-asian="bold" style:font-weight-complex="bold"/>
    </style:style>
    <style:style style:name="P149" style:family="paragraph" style:parent-style-name="Standard" style:list-style-name="L1">
      <style:text-properties fo:font-weight="normal" officeooo:rsid="000e4fa6" officeooo:paragraph-rsid="000e4fa6" style:font-weight-asian="normal" style:font-weight-complex="normal"/>
    </style:style>
    <style:style style:name="P150" style:family="paragraph" style:parent-style-name="Standard" style:list-style-name="L12">
      <style:paragraph-properties fo:margin-left="0cm" fo:margin-right="0cm" fo:text-align="justify" style:justify-single-word="false" fo:text-indent="1cm" style:auto-text-indent="false"/>
      <style:text-properties officeooo:paragraph-rsid="0031212a"/>
    </style:style>
    <style:style style:name="P151" style:family="paragraph" style:parent-style-name="Standard">
      <style:paragraph-properties fo:text-align="justify" style:justify-single-word="false"/>
      <style:text-properties officeooo:paragraph-rsid="00363eec"/>
    </style:style>
    <style:style style:name="P1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d891d"/>
    </style:style>
    <style:style style:name="P153" style:family="paragraph" style:parent-style-name="Standard">
      <style:paragraph-properties fo:text-align="center" style:justify-single-word="false"/>
      <style:text-properties fo:font-size="14pt" fo:font-weight="bold" officeooo:rsid="000e4fa6" officeooo:paragraph-rsid="000e4fa6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039c" style:font-weight-asian="bold" style:font-weight-complex="bold"/>
    </style:style>
    <style:style style:name="T4" style:family="text">
      <style:text-properties fo:font-weight="bold" style:font-weight-asian="bold" style:font-weight-complex="bold" style:text-scale="86%"/>
    </style:style>
    <style:style style:name="T5" style:family="text">
      <style:text-properties fo:font-weight="bold" style:font-weight-asian="bold" style:font-weight-complex="bold" style:text-scale="105%"/>
    </style:style>
    <style:style style:name="T6" style:family="text">
      <style:text-properties fo:font-weight="bold" officeooo:rsid="002bcbcf" style:font-weight-asian="bold" style:font-weight-complex="bold" style:text-scale="105%"/>
    </style:style>
    <style:style style:name="T7" style:family="text">
      <style:text-properties fo:font-weight="bold" officeooo:rsid="002c7829" style:font-weight-asian="bold" style:font-weight-complex="bold" style:text-scale="105%"/>
    </style:style>
    <style:style style:name="T8" style:family="text">
      <style:text-properties fo:font-weight="bold" officeooo:rsid="002e5750" style:font-weight-asian="bold" style:font-weight-complex="bold" style:text-scale="105%"/>
    </style:style>
    <style:style style:name="T9" style:family="text">
      <style:text-properties fo:font-weight="bold" officeooo:rsid="002ff8b4" style:font-weight-asian="bold" style:font-weight-complex="bold" style:text-scale="105%"/>
    </style:style>
    <style:style style:name="T10" style:family="text">
      <style:text-properties fo:font-weight="bold" style:font-weight-asian="bold" style:font-style-complex="italic" style:font-weight-complex="bold"/>
    </style:style>
    <style:style style:name="T11" style:family="text">
      <style:text-properties fo:font-weight="bold" style:font-weight-asian="bold" style:font-style-complex="italic" style:font-weight-complex="bold" style:text-scale="105%"/>
    </style:style>
    <style:style style:name="T12" style:family="text">
      <style:text-properties fo:font-weight="bold" style:font-weight-asian="bold" style:font-style-complex="italic" style:text-scale="105%"/>
    </style:style>
    <style:style style:name="T13" style:family="text">
      <style:text-properties fo:font-weight="bold" style:font-weight-asian="bold" style:text-scale="105%"/>
    </style:style>
    <style:style style:name="T14" style:family="text">
      <style:text-properties fo:font-weight="bold" officeooo:rsid="002bcbcf" style:font-weight-asian="bold" style:text-scale="105%"/>
    </style:style>
    <style:style style:name="T15" style:family="text">
      <style:text-properties fo:font-weight="bold" officeooo:rsid="002c7829" style:font-weight-asian="bold" style:text-scale="105%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fo:font-weight="bold" style:font-size-asian="12pt" style:font-weight-asian="bold" style:font-size-complex="12pt" style:font-weight-complex="normal"/>
    </style:style>
    <style:style style:name="T21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weight-complex="normal"/>
    </style:style>
    <style:style style:name="T22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T23" style:family="text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font-name="Times New Roman" fo:font-size="12pt" fo:font-weight="normal" officeooo:rsid="0011130c" style:font-size-asian="12pt" style:font-weight-asian="normal" style:font-size-complex="12pt" style:font-weight-complex="normal"/>
    </style:style>
    <style:style style:name="T25" style:family="text">
      <style:text-properties fo:color="#000000" loext:opacity="100%" style:font-name="Times New Roman" fo:font-size="12pt" fo:font-weight="normal" officeooo:rsid="0011c974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T27" style:family="text">
      <style:text-properties fo:color="#000000" loext:opacity="100%" style:font-name="Times New Roman" fo:font-size="12pt" fo:font-weight="bold" officeooo:rsid="0011130c" style:font-size-asian="12pt" style:font-weight-asian="bold" style:font-size-complex="12pt" style:font-weight-complex="bold"/>
    </style:style>
    <style:style style:name="T28" style:family="text">
      <style:text-properties fo:color="#000000" loext:opacity="100%" style:font-name="Times New Roman" fo:font-size="12pt" fo:font-weight="bold" officeooo:rsid="0011c974" style:font-size-asian="12pt" style:font-weight-asian="bold" style:font-size-complex="12pt" style:font-weight-complex="bold"/>
    </style:style>
    <style:style style:name="T29" style:family="text">
      <style:text-properties fo:color="#000000" loext:opacity="100%" style:font-name="Times New Roman" fo:font-size="12pt" fo:language="en" fo:country="US" fo:font-weight="normal" officeooo:rsid="0011130c" style:font-size-asian="12pt" style:font-weight-asian="normal" style:font-size-complex="12pt" style:font-weight-complex="normal"/>
    </style:style>
    <style:style style:name="T30" style:family="text">
      <style:text-properties fo:color="#000000" loext:opacity="100%" style:font-name="Times New Roman" fo:font-size="12pt" fo:language="en" fo:country="US" fo:font-weight="normal" officeooo:rsid="0011c974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Times New Roman" fo:font-size="12pt" fo:language="ru" fo:country="RU" fo:font-weight="bold" officeooo:rsid="0011c974" style:font-size-asian="12pt" style:font-weight-asian="bold" style:font-size-complex="12pt" style:font-weight-complex="bold"/>
    </style:style>
    <style:style style:name="T32" style:family="text">
      <style:text-properties fo:color="#000000" loext:opacity="100%" style:font-name="Times New Roman" fo:font-size="12pt" fo:language="ru" fo:country="RU" fo:font-weight="bold" officeooo:rsid="00123aee" style:font-size-asian="12pt" style:font-weight-asian="bold" style:font-size-complex="12pt" style:font-weight-complex="bold"/>
    </style:style>
    <style:style style:name="T33" style:family="text">
      <style:text-properties fo:color="#000000" loext:opacity="100%" style:font-name="Times New Roman" fo:font-size="12pt" fo:language="ru" fo:country="RU" fo:font-weight="bold" officeooo:rsid="00143051" style:font-size-asian="12pt" style:font-weight-asian="bold" style:font-size-complex="12pt" style:font-weight-complex="bold"/>
    </style:style>
    <style:style style:name="T34" style:family="text">
      <style:text-properties fo:color="#000000" loext:opacity="100%" style:font-name="Times New Roman" fo:font-size="12pt" fo:language="ru" fo:country="RU" fo:font-weight="bold" officeooo:rsid="003832a0" style:font-size-asian="12pt" style:font-weight-asian="bold" style:font-size-complex="12pt" style:language-complex="he" style:country-complex="IL" style:font-weight-complex="bold" style:text-scale="105%"/>
    </style:style>
    <style:style style:name="T35" style:family="text">
      <style:text-properties fo:color="#000000" loext:opacity="100%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36" style:family="text">
      <style:text-properties fo:color="#000000" loext:opacity="100%" style:font-name="Times New Roman" fo:font-size="12pt" fo:language="ru" fo:country="RU" fo:font-weight="normal" officeooo:rsid="0011130c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font-name="Times New Roman" fo:font-size="12pt" fo:language="ru" fo:country="RU" fo:font-weight="normal" officeooo:rsid="0011c974" style:font-size-asian="12pt" style:font-weight-asian="normal" style:font-size-complex="12pt" style:font-weight-complex="normal"/>
    </style:style>
    <style:style style:name="T38" style:family="text">
      <style:text-properties fo:color="#000000" loext:opacity="100%" style:font-name="Times New Roman" fo:font-size="12pt" fo:language="ru" fo:country="RU" fo:font-weight="normal" officeooo:rsid="00123aee" style:font-size-asian="12pt" style:font-weight-asian="normal" style:font-size-complex="12pt" style:font-weight-complex="normal"/>
    </style:style>
    <style:style style:name="T39" style:family="text">
      <style:text-properties fo:color="#000000" loext:opacity="100%" style:font-name="Times New Roman" fo:font-size="12pt" fo:language="ru" fo:country="RU" fo:font-weight="normal" officeooo:rsid="00143051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Times New Roman" fo:font-size="12pt" fo:language="ru" fo:country="RU" style:font-size-asian="12pt" style:font-size-complex="12pt"/>
    </style:style>
    <style:style style:name="T41" style:family="text">
      <style:text-properties fo:color="#000000" loext:opacity="100%" style:font-name="Times New Roman" fo:font-size="12pt" fo:language="ru" fo:country="RU" officeooo:rsid="0011c974" style:font-size-asian="12pt" style:font-size-complex="12pt"/>
    </style:style>
    <style:style style:name="T42" style:family="text">
      <style:text-properties fo:color="#000000" loext:opacity="100%" style:font-name="Times New Roman" fo:font-size="12pt" fo:language="ru" fo:country="RU" style:font-size-asian="12pt" style:font-size-complex="12pt" style:font-weight-complex="normal"/>
    </style:style>
    <style:style style:name="T43" style:family="text">
      <style:text-properties fo:color="#000000" loext:opacity="100%" style:font-name="Times New Roman" fo:font-size="12pt" fo:language="ru" fo:country="RU" fo:font-style="italic" fo:font-weight="normal" officeooo:rsid="00123aee" style:font-size-asian="12pt" style:font-style-asian="italic" style:font-weight-asian="normal" style:font-size-complex="12pt" style:font-weight-complex="normal"/>
    </style:style>
    <style:style style:name="T44" style:family="text">
      <style:text-properties fo:color="#000000" loext:opacity="100%" style:font-name="Times New Roman" fo:font-size="12pt" fo:language="ru" fo:country="RU" fo:font-style="italic" fo:font-weight="normal" officeooo:rsid="003832a0" style:font-size-asian="12pt" style:font-style-asian="italic" style:font-weight-asian="normal" style:font-size-complex="12pt" style:language-complex="he" style:country-complex="IL" style:font-style-complex="normal" style:font-weight-complex="bold" style:text-scale="105%"/>
    </style:style>
    <style:style style:name="T45" style:family="text">
      <style:text-properties fo:color="#000000" loext:opacity="100%" style:font-name="Times New Roman" fo:font-size="12pt" fo:language="ru" fo:country="RU" fo:font-style="italic" fo:font-weight="bold" officeooo:rsid="0036940d" style:font-size-asian="12pt" style:font-style-asian="italic" style:font-weight-asian="bold" style:font-size-complex="12pt" style:language-complex="he" style:country-complex="IL" style:font-style-complex="normal" style:font-weight-complex="bold" style:text-scale="105%"/>
    </style:style>
    <style:style style:name="T46" style:family="text">
      <style:text-properties fo:color="#000000" loext:opacity="100%" style:font-name="Times New Roman" fo:font-size="12pt" fo:language="ru" fo:country="RU" fo:font-style="italic" fo:font-weight="bold" officeooo:rsid="003832a0" style:font-size-asian="12pt" style:font-style-asian="italic" style:font-weight-asian="bold" style:font-size-complex="12pt" style:language-complex="he" style:country-complex="IL" style:font-style-complex="normal" style:font-weight-complex="bold" style:text-scale="105%"/>
    </style:style>
    <style:style style:name="T47" style:family="text">
      <style:text-properties fo:color="#000000" loext:opacity="100%" style:font-name="Times New Roman" fo:font-size="12pt" fo:language="ru" fo:country="RU" fo:font-style="italic" style:text-underline-style="none" fo:font-weight="bold" officeooo:rsid="003832a0" style:font-size-asian="12pt" style:font-style-asian="italic" style:font-weight-asian="bold" style:font-size-complex="12pt" style:language-complex="he" style:country-complex="IL" style:font-style-complex="normal" style:font-weight-complex="bold" style:text-scale="105%"/>
    </style:style>
    <style:style style:name="T48" style:family="text">
      <style:text-properties fo:color="#000000" loext:opacity="100%" style:font-name="Times New Roman" fo:font-size="12pt" fo:language="ru" fo:country="RU" fo:font-style="italic" officeooo:rsid="003832a0" style:font-size-asian="12pt" style:font-style-asian="italic" style:font-size-complex="12pt" style:language-complex="he" style:country-complex="IL" style:font-style-complex="normal" style:text-scale="105%"/>
    </style:style>
    <style:style style:name="T49" style:family="text">
      <style:text-properties fo:color="#000000" loext:opacity="100%" style:font-name="Times New Roman" fo:font-size="12pt" fo:language="ru" fo:country="RU" fo:font-style="italic" style:text-underline-style="solid" style:text-underline-width="auto" style:text-underline-color="font-color" fo:font-weight="bold" officeooo:rsid="003832a0" style:font-size-asian="12pt" style:font-style-asian="italic" style:font-weight-asian="bold" style:font-size-complex="12pt" style:language-complex="he" style:country-complex="IL" style:font-style-complex="normal" style:font-weight-complex="bold" style:text-scale="105%"/>
    </style:style>
    <style:style style:name="T50" style:family="text">
      <style:text-properties fo:color="#000000" loext:opacity="100%" style:font-name="Times New Roman" fo:font-size="12pt" fo:language="ru" fo:country="RU" fo:font-style="normal" fo:font-weight="bold" officeooo:rsid="00143051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000000" loext:opacity="100%" style:font-name="Times New Roman" fo:font-size="12pt" fo:language="ru" fo:country="RU" fo:font-style="normal" fo:font-weight="bold" officeooo:rsid="00123aee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color="#000000" loext:opacity="100%" style:font-name="Times New Roman" fo:font-size="12pt" fo:language="ru" fo:country="RU" fo:font-style="normal" fo:font-weight="bold" officeooo:rsid="0031212a" style:font-size-asian="12pt" style:font-style-asian="normal" style:font-weight-asian="bold" style:font-size-complex="12pt" style:language-complex="he" style:country-complex="IL" style:font-style-complex="normal" style:font-weight-complex="bold" style:text-scale="105%"/>
    </style:style>
    <style:style style:name="T53" style:family="text">
      <style:text-properties fo:color="#000000" loext:opacity="100%" style:font-name="Times New Roman" fo:font-size="12pt" fo:language="ru" fo:country="RU" fo:font-style="normal" fo:font-weight="bold" officeooo:rsid="00341fda" style:font-size-asian="12pt" style:font-style-asian="normal" style:font-weight-asian="bold" style:font-size-complex="12pt" style:language-complex="he" style:country-complex="IL" style:font-style-complex="normal" style:font-weight-complex="bold" style:text-scale="105%"/>
    </style:style>
    <style:style style:name="T54" style:family="text">
      <style:text-properties fo:color="#000000" loext:opacity="100%" style:font-name="Times New Roman" fo:font-size="12pt" fo:language="ru" fo:country="RU" fo:font-style="normal" fo:font-weight="bold" officeooo:rsid="00362ca7" style:font-size-asian="12pt" style:font-style-asian="normal" style:font-weight-asian="bold" style:font-size-complex="12pt" style:language-complex="he" style:country-complex="IL" style:font-style-complex="normal" style:font-weight-complex="bold" style:text-scale="105%"/>
    </style:style>
    <style:style style:name="T55" style:family="text">
      <style:text-properties fo:color="#000000" loext:opacity="100%" style:font-name="Times New Roman" fo:font-size="12pt" fo:language="ru" fo:country="RU" fo:font-style="normal" fo:font-weight="bold" officeooo:rsid="00363eec" style:font-size-asian="12pt" style:font-style-asian="normal" style:font-weight-asian="bold" style:font-size-complex="12pt" style:language-complex="he" style:country-complex="IL" style:font-style-complex="normal" style:font-weight-complex="bold" style:text-scale="105%"/>
    </style:style>
    <style:style style:name="T56" style:family="text">
      <style:text-properties fo:color="#000000" loext:opacity="100%" style:font-name="Times New Roman" fo:font-size="12pt" fo:language="ru" fo:country="RU" fo:font-style="normal" fo:font-weight="bold" officeooo:rsid="0036940d" style:font-size-asian="12pt" style:font-style-asian="normal" style:font-weight-asian="bold" style:font-size-complex="12pt" style:language-complex="he" style:country-complex="IL" style:font-style-complex="normal" style:font-weight-complex="bold" style:text-scale="105%"/>
    </style:style>
    <style:style style:name="T57" style:family="text">
      <style:text-properties fo:color="#000000" loext:opacity="100%" style:font-name="Times New Roman" fo:font-size="12pt" fo:language="ru" fo:country="RU" fo:font-style="normal" fo:font-weight="bold" officeooo:rsid="003832a0" style:font-size-asian="12pt" style:font-style-asian="normal" style:font-weight-asian="bold" style:font-size-complex="12pt" style:language-complex="he" style:country-complex="IL" style:font-style-complex="normal" style:font-weight-complex="bold" style:text-scale="105%"/>
    </style:style>
    <style:style style:name="T58" style:family="text">
      <style:text-properties fo:color="#000000" loext:opacity="100%" style:font-name="Times New Roman" fo:font-size="12pt" fo:language="ru" fo:country="RU" fo:font-style="normal" fo:font-weight="bold" officeooo:rsid="00341fda" style:font-size-asian="12pt" style:font-style-asian="normal" style:font-weight-asian="bold" style:font-size-complex="12pt" style:language-complex="he" style:country-complex="IL" style:font-style-complex="normal" style:font-weight-complex="normal" style:text-scale="105%"/>
    </style:style>
    <style:style style:name="T59" style:family="text">
      <style:text-properties fo:color="#000000" loext:opacity="100%" style:font-name="Times New Roman" fo:font-size="12pt" fo:language="ru" fo:country="RU" fo:font-style="normal" fo:font-weight="normal" officeooo:rsid="0031212a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T60" style:family="text">
      <style:text-properties fo:color="#000000" loext:opacity="100%" style:font-name="Times New Roman" fo:font-size="12pt" fo:language="ru" fo:country="RU" fo:font-style="normal" fo:font-weight="normal" officeooo:rsid="00341fda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T61" style:family="text">
      <style:text-properties fo:color="#000000" loext:opacity="100%" style:font-name="Times New Roman" fo:font-size="12pt" fo:language="ru" fo:country="RU" fo:font-style="normal" fo:font-weight="normal" officeooo:rsid="00362ca7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T62" style:family="text">
      <style:text-properties fo:color="#000000" loext:opacity="100%" style:font-name="Times New Roman" fo:font-size="12pt" fo:language="ru" fo:country="RU" fo:font-style="normal" fo:font-weight="normal" officeooo:rsid="00363eec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T63" style:family="text">
      <style:text-properties fo:color="#000000" loext:opacity="100%" style:font-name="Times New Roman" fo:font-size="12pt" fo:language="ru" fo:country="RU" fo:font-style="normal" fo:font-weight="normal" officeooo:rsid="0036940d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T64" style:family="text">
      <style:text-properties fo:color="#000000" loext:opacity="100%" style:font-name="Times New Roman" fo:font-size="12pt" fo:language="ru" fo:country="RU" fo:font-style="normal" fo:font-weight="normal" officeooo:rsid="003832a0" style:font-size-asian="12pt" style:font-style-asian="normal" style:font-weight-asian="normal" style:font-size-complex="12pt" style:language-complex="he" style:country-complex="IL" style:font-style-complex="normal" style:font-weight-complex="normal" style:text-scale="105%"/>
    </style:style>
    <style:style style:name="T65" style:family="text">
      <style:text-properties fo:color="#000000" loext:opacity="100%" style:font-name="Times New Roman" fo:font-size="12pt" fo:language="ru" fo:country="RU" fo:font-style="normal" fo:font-weight="normal" officeooo:rsid="00363eec" style:font-size-asian="12pt" style:font-style-asian="normal" style:font-weight-asian="normal" style:font-size-complex="12pt" style:language-complex="he" style:country-complex="IL" style:font-style-complex="normal" style:font-weight-complex="bold" style:text-scale="105%"/>
    </style:style>
    <style:style style:name="T66" style:family="text">
      <style:text-properties fo:color="#000000" loext:opacity="100%" style:font-name="Times New Roman" fo:font-size="12pt" fo:language="ru" fo:country="RU" fo:font-style="normal" fo:font-weight="normal" officeooo:rsid="0036940d" style:font-size-asian="12pt" style:font-style-asian="normal" style:font-weight-asian="normal" style:font-size-complex="12pt" style:language-complex="he" style:country-complex="IL" style:font-style-complex="normal" style:font-weight-complex="bold" style:text-scale="105%"/>
    </style:style>
    <style:style style:name="T67" style:family="text">
      <style:text-properties fo:color="#000000" loext:opacity="100%" style:font-name="Times New Roman" fo:font-size="12pt" fo:language="ru" fo:country="RU" fo:font-style="normal" fo:font-weight="normal" officeooo:rsid="0037ce44" style:font-size-asian="12pt" style:font-style-asian="normal" style:font-weight-asian="normal" style:font-size-complex="12pt" style:language-complex="he" style:country-complex="IL" style:font-style-complex="normal" style:font-weight-complex="bold" style:text-scale="105%"/>
    </style:style>
    <style:style style:name="T68" style:family="text">
      <style:text-properties fo:color="#000000" loext:opacity="100%" style:font-name="Times New Roman" fo:font-size="12pt" fo:language="ru" fo:country="RU" fo:font-style="normal" fo:font-weight="normal" officeooo:rsid="003832a0" style:font-size-asian="12pt" style:font-style-asian="normal" style:font-weight-asian="normal" style:font-size-complex="12pt" style:language-complex="he" style:country-complex="IL" style:font-style-complex="normal" style:font-weight-complex="bold" style:text-scale="105%"/>
    </style:style>
    <style:style style:name="T69" style:family="text">
      <style:text-properties fo:color="#000000" loext:opacity="100%" style:font-name="Times New Roman" fo:font-size="12pt" fo:language="ru" fo:country="RU" fo:font-style="normal" fo:font-weight="normal" officeooo:rsid="00363eec" style:font-size-asian="12pt" style:font-style-asian="normal" style:font-weight-asian="normal" style:font-size-complex="12pt" style:language-complex="he" style:country-complex="IL" style:font-style-complex="italic" style:font-weight-complex="normal" style:text-scale="105%"/>
    </style:style>
    <style:style style:name="T70" style:family="text">
      <style:text-properties fo:color="#000000" loext:opacity="100%" style:font-name="Times New Roman" fo:font-size="12pt" fo:language="ru" fo:country="RU" fo:font-style="normal" style:text-underline-style="none" fo:font-weight="bold" officeooo:rsid="00123aee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000000" loext:opacity="100%" style:font-name="Times New Roman" fo:font-size="12pt" fo:language="ru" fo:country="RU" fo:font-style="normal" style:text-underline-style="none" fo:font-weight="bold" officeooo:rsid="003832a0" style:font-size-asian="12pt" style:font-style-asian="normal" style:font-weight-asian="bold" style:font-size-complex="12pt" style:language-complex="he" style:country-complex="IL" style:font-style-complex="normal" style:font-weight-complex="bold" style:text-scale="105%"/>
    </style:style>
    <style:style style:name="T72" style:family="text">
      <style:text-properties fo:color="#000000" loext:opacity="100%" style:font-name="Times New Roman" fo:font-size="14pt" fo:language="ru" fo:country="RU" fo:font-weight="bold" officeooo:rsid="00143051" style:font-size-asian="14pt" style:font-weight-asian="bold" style:font-size-complex="14pt" style:font-weight-complex="bold"/>
    </style:style>
    <style:style style:name="T73" style:family="text">
      <style:text-properties fo:color="#000000" loext:opacity="100%" style:font-name="Times New Roman" fo:font-size="14pt" fo:language="ru" fo:country="RU" fo:font-weight="bold" officeooo:rsid="001cdef4" style:font-size-asian="14pt" style:font-weight-asian="bold" style:font-size-complex="14pt" style:font-weight-complex="bold"/>
    </style:style>
    <style:style style:name="T74" style:family="text">
      <style:text-properties fo:color="#000000" loext:opacity="100%" style:font-name="Times New Roman" fo:font-size="14pt" fo:language="ru" fo:country="RU" fo:font-style="normal" fo:font-weight="bold" officeooo:rsid="00363eec" style:font-size-asian="14pt" style:font-style-asian="normal" style:font-weight-asian="bold" style:font-size-complex="14pt" style:language-complex="he" style:country-complex="IL" style:font-style-complex="normal" style:font-weight-complex="bold" style:text-scale="105%"/>
    </style:style>
    <style:style style:name="T75" style:family="text">
      <style:text-properties fo:color="#000000" loext:opacity="100%" style:font-name="Times New Roman" fo:font-size="14pt" fo:language="ru" fo:country="RU" fo:font-style="normal" fo:font-weight="bold" officeooo:rsid="003832a0" style:font-size-asian="14pt" style:font-style-asian="normal" style:font-weight-asian="bold" style:font-size-complex="14pt" style:language-complex="he" style:country-complex="IL" style:font-style-complex="normal" style:font-weight-complex="bold" style:text-scale="105%"/>
    </style:style>
    <style:style style:name="T76" style:family="text">
      <style:text-properties fo:color="#000000" loext:opacity="100%" style:font-name="Times New Roman" fo:language="ru" fo:country="RU"/>
    </style:style>
    <style:style style:name="T77" style:family="text">
      <style:text-properties fo:color="#000000" loext:opacity="100%" style:font-name="Times New Roman" fo:language="ru" fo:country="RU" fo:font-weight="bold" style:font-weight-asian="bold" style:font-weight-complex="bold"/>
    </style:style>
    <style:style style:name="T78" style:family="text">
      <style:text-properties fo:color="#000000" loext:opacity="100%" style:font-name="Times New Roman" fo:language="ru" fo:country="RU" fo:font-weight="bold" officeooo:rsid="00143051" style:font-weight-asian="bold" style:font-weight-complex="bold"/>
    </style:style>
    <style:style style:name="T79" style:family="text">
      <style:text-properties fo:color="#000000" loext:opacity="100%" style:font-name="Times New Roman" fo:language="ru" fo:country="RU" fo:font-weight="bold" style:font-size-asian="12pt" style:font-weight-asian="bold" style:language-complex="he" style:country-complex="IL"/>
    </style:style>
    <style:style style:name="T80" style:family="text">
      <style:text-properties fo:color="#000000" loext:opacity="100%" style:font-name="Times New Roman" fo:language="ru" fo:country="RU" fo:font-weight="bold" style:font-size-asian="12pt" style:font-weight-asian="bold" style:language-complex="he" style:country-complex="IL" style:font-weight-complex="bold"/>
    </style:style>
    <style:style style:name="T81" style:family="text">
      <style:text-properties fo:color="#000000" loext:opacity="100%" style:font-name="Times New Roman" fo:language="ru" fo:country="RU" fo:font-weight="bold" officeooo:rsid="0019af85" style:font-size-asian="12pt" style:font-weight-asian="bold" style:language-complex="he" style:country-complex="IL" style:font-weight-complex="bold"/>
    </style:style>
    <style:style style:name="T82" style:family="text">
      <style:text-properties fo:color="#000000" loext:opacity="100%" style:font-name="Times New Roman" fo:language="ru" fo:country="RU" fo:font-weight="bold" officeooo:rsid="0019af85" style:font-size-asian="12pt" style:font-weight-asian="bold" style:language-complex="he" style:country-complex="IL"/>
    </style:style>
    <style:style style:name="T83" style:family="text">
      <style:text-properties fo:color="#000000" loext:opacity="100%" style:font-name="Times New Roman" fo:language="ru" fo:country="RU" fo:font-weight="normal" style:font-weight-asian="normal" style:font-weight-complex="normal"/>
    </style:style>
    <style:style style:name="T84" style:family="text">
      <style:text-properties fo:color="#000000" loext:opacity="100%" style:font-name="Times New Roman" fo:language="ru" fo:country="RU" fo:font-weight="normal" officeooo:rsid="00143051" style:font-weight-asian="normal" style:font-weight-complex="normal"/>
    </style:style>
    <style:style style:name="T85" style:family="text">
      <style:text-properties fo:color="#000000" loext:opacity="100%" style:font-name="Times New Roman" fo:language="ru" fo:country="RU" fo:font-weight="normal" style:font-size-asian="12pt" style:font-weight-asian="normal" style:language-complex="he" style:country-complex="IL" style:font-weight-complex="normal"/>
    </style:style>
    <style:style style:name="T86" style:family="text">
      <style:text-properties fo:color="#000000" loext:opacity="100%" style:font-name="Times New Roman" fo:language="ru" fo:country="RU" fo:font-weight="normal" style:font-size-asian="12pt" style:font-weight-asian="normal" style:language-complex="he" style:country-complex="IL" style:font-weight-complex="normal" style:text-scale="92%"/>
    </style:style>
    <style:style style:name="T87" style:family="text">
      <style:text-properties fo:color="#000000" loext:opacity="100%" style:font-name="Times New Roman" fo:language="ru" fo:country="RU" fo:font-weight="normal" officeooo:rsid="00171820" style:font-size-asian="12pt" style:font-weight-asian="normal" style:language-complex="he" style:country-complex="IL" style:font-weight-complex="normal"/>
    </style:style>
    <style:style style:name="T88" style:family="text">
      <style:text-properties fo:color="#000000" loext:opacity="100%" style:font-name="Times New Roman" fo:language="ru" fo:country="RU" fo:font-weight="normal" officeooo:rsid="00171820" style:font-size-asian="12pt" style:font-weight-asian="normal" style:language-complex="he" style:country-complex="IL"/>
    </style:style>
    <style:style style:name="T89" style:family="text">
      <style:text-properties fo:color="#000000" loext:opacity="100%" style:font-name="Times New Roman" fo:language="ru" fo:country="RU" fo:font-style="italic" style:font-size-asian="12pt" style:font-style-asian="italic" style:language-complex="he" style:country-complex="IL"/>
    </style:style>
    <style:style style:name="T90" style:family="text">
      <style:text-properties fo:color="#000000" loext:opacity="100%" style:font-name="Times New Roman" fo:language="ru" fo:country="RU" fo:font-style="italic" style:font-size-asian="12pt" style:font-style-asian="italic" style:language-complex="he" style:country-complex="IL" style:font-weight-complex="normal"/>
    </style:style>
    <style:style style:name="T91" style:family="text">
      <style:text-properties fo:color="#000000" loext:opacity="100%" style:font-name="Times New Roman" fo:language="ru" fo:country="RU" fo:font-style="italic" fo:font-weight="bold" style:font-size-asian="12pt" style:font-style-asian="italic" style:font-weight-asian="bold" style:language-complex="he" style:country-complex="IL"/>
    </style:style>
    <style:style style:name="T92" style:family="text">
      <style:text-properties fo:color="#000000" loext:opacity="100%" style:font-name="Times New Roman" fo:language="ru" fo:country="RU" style:font-size-asian="12pt" style:language-complex="he" style:country-complex="IL"/>
    </style:style>
    <style:style style:name="T93" style:family="text">
      <style:text-properties fo:color="#000000" loext:opacity="100%" style:font-name="Times New Roman" fo:language="ru" fo:country="RU" style:font-size-asian="12pt" style:language-complex="he" style:country-complex="IL" style:font-weight-complex="normal"/>
    </style:style>
    <style:style style:name="T94" style:family="text">
      <style:text-properties fo:color="#000000" loext:opacity="100%" style:font-name="Times New Roman" fo:language="ru" fo:country="RU" officeooo:rsid="00171820" style:font-size-asian="12pt" style:language-complex="he" style:country-complex="IL" style:font-weight-complex="normal"/>
    </style:style>
    <style:style style:name="T95" style:family="text">
      <style:text-properties fo:color="#000000" loext:opacity="100%" style:font-name="Times New Roman" fo:language="ru" fo:country="RU" style:font-size-asian="12pt" style:language-complex="he" style:country-complex="IL" style:text-scale="92%"/>
    </style:style>
    <style:style style:name="T96" style:family="text">
      <style:text-properties fo:color="#000000" loext:opacity="100%" style:font-name="Times New Roman" fo:language="ru" fo:country="RU" officeooo:rsid="00171820" style:font-size-asian="12pt" style:language-complex="he" style:country-complex="IL"/>
    </style:style>
    <style:style style:name="T97" style:family="text">
      <style:text-properties fo:color="#000000" loext:opacity="100%" style:font-name="Times New Roman" fo:language="ru" fo:country="RU" officeooo:rsid="0019af85" style:font-size-asian="12pt" style:language-complex="he" style:country-complex="IL"/>
    </style:style>
    <style:style style:name="T98" style:family="text">
      <style:text-properties style:font-weight-complex="bold"/>
    </style:style>
    <style:style style:name="T99" style:family="text">
      <style:text-properties officeooo:rsid="0021039c" style:font-weight-complex="bold"/>
    </style:style>
    <style:style style:name="T100" style:family="text">
      <style:text-properties fo:font-style="italic" style:font-style-asian="italic" style:font-weight-complex="bold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 style:text-scale="105%"/>
    </style:style>
    <style:style style:name="T103" style:family="text">
      <style:text-properties fo:font-style="italic" style:font-style-asian="italic" style:font-weight-complex="normal"/>
    </style:style>
    <style:style style:name="T1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style:font-style-asian="italic" style:font-weight-asian="bold" style:font-style-complex="italic" style:font-weight-complex="bold" style:text-scale="86%"/>
    </style:style>
    <style:style style:name="T106" style:family="text">
      <style:text-properties fo:font-style="italic" fo:font-weight="bold" style:font-style-asian="italic" style:font-weight-asian="bold" style:font-style-complex="italic" style:font-weight-complex="bold" style:text-scale="105%"/>
    </style:style>
    <style:style style:name="T107" style:family="text">
      <style:text-properties fo:font-style="italic" fo:font-weight="bold" style:font-style-asian="italic" style:font-weight-asian="bold" style:font-weight-complex="bold"/>
    </style:style>
    <style:style style:name="T108" style:family="text">
      <style:text-properties fo:font-style="italic" fo:font-weight="bold" style:font-style-asian="italic" style:font-weight-asian="bold" style:font-weight-complex="bold" style:text-scale="105%"/>
    </style:style>
    <style:style style:name="T109" style:family="text">
      <style:text-properties officeooo:rsid="0024c8a5"/>
    </style:style>
    <style:style style:name="T110" style:family="text">
      <style:text-properties officeooo:rsid="00258668"/>
    </style:style>
    <style:style style:name="T111" style:family="text">
      <style:text-properties officeooo:rsid="0029763e"/>
    </style:style>
    <style:style style:name="T112" style:family="text">
      <style:text-properties officeooo:rsid="0029a216"/>
    </style:style>
    <style:style style:name="T113" style:family="text">
      <style:text-properties officeooo:rsid="0029f6c6"/>
    </style:style>
    <style:style style:name="T114" style:family="text">
      <style:text-properties officeooo:rsid="002a0ce2"/>
    </style:style>
    <style:style style:name="T115" style:family="text">
      <style:text-properties style:font-style-complex="italic"/>
    </style:style>
    <style:style style:name="T116" style:family="text">
      <style:text-properties style:font-style-complex="italic" style:text-scale="105%"/>
    </style:style>
    <style:style style:name="T117" style:family="text">
      <style:text-properties officeooo:rsid="002a8ea3" style:font-style-complex="italic"/>
    </style:style>
    <style:style style:name="T118" style:family="text">
      <style:text-properties style:text-scale="105%"/>
    </style:style>
    <style:style style:name="T119" style:family="text">
      <style:text-properties officeooo:rsid="002bcbcf" style:text-scale="105%"/>
    </style:style>
    <style:style style:name="T120" style:family="text">
      <style:text-properties officeooo:rsid="002c7829" style:text-scale="105%"/>
    </style:style>
    <style:style style:name="T121" style:family="text">
      <style:text-properties officeooo:rsid="002e5750" style:text-scale="105%"/>
    </style:style>
    <style:style style:name="T122" style:family="text">
      <style:text-properties officeooo:rsid="002ff8b4" style:text-scale="105%"/>
    </style:style>
    <style:style style:name="T123" style:family="text">
      <style:text-properties style:font-name-asian="Calibri1" style:font-name-complex="Times New Roman1" style:text-scale="105%"/>
    </style:style>
    <style:style style:name="T124" style:family="text">
      <style:text-properties officeooo:rsid="002bcbcf" style:font-name-asian="Calibri1" style:font-name-complex="Times New Roman1" style:text-scale="105%"/>
    </style:style>
    <style:style style:name="T125" style:family="text">
      <style:text-properties style:use-window-font-color="true" loext:opacity="0%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26" style:family="text">
      <style:text-properties style:use-window-font-color="true" loext:opacity="0%" style:font-name="Times New Roman" fo:font-size="12pt" fo:language="ru" fo:country="RU" fo:font-style="normal" style:text-underline-style="none" fo:font-weight="bold" officeooo:rsid="00362ca7" style:font-size-asian="12pt" style:font-style-asian="normal" style:font-weight-asian="bold" style:font-size-complex="12pt" style:language-complex="he" style:country-complex="IL" style:font-style-complex="normal" style:font-weight-complex="bold" style:text-scale="105%"/>
    </style:style>
    <style:style style:name="T127" style:family="text">
      <style:text-properties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3">1 Лекция</text:p>
      <text:p text:style-name="P4"><text:span text:style-name="T2"><text:tab/>Культура речи — </text:span><text:span text:style-name="T16">Умение четко и ясно выразить свои мысли.</text:span></text:p>
      <text:p text:style-name="P12">Под культурой речи понимается: </text:p>
      <text:list xml:id="list648998682" text:style-name="L1">
        <text:list-item>
          <text:p text:style-name="P149">Владение нормами русского языка (письменно и устно)</text:p>
        </text:list-item>
        <text:list-item>
          <text:p text:style-name="P149">Умение выбрать и организовать языковые средства, которые способствуют достижению поставленных задач коммуникации</text:p>
        </text:list-item>
        <text:list-item>
          <text:p text:style-name="P149">Соблюдение этики общения</text:p>
        </text:list-item>
      </text:list>
      <text:p text:style-name="P90"/>
      <text:p text:style-name="P4"><text:span text:style-name="T16"><text:tab/>Культура речи содержит 3 составляющих </text:span><text:span text:style-name="T2">компонента</text:span><text:span text:style-name="T16">: нормативный, коммуникативный и этический.</text:span></text:p>
      <text:p text:style-name="P90"/>
      <text:p text:style-name="P1"><text:span text:style-name="T19">Точность речи</text:span><text:span text:style-name="T18"> – строгое соответствие слов, обозначаемым предметам, явлениям действительности. Источником ошибок может стать паронимия</text:span></text:p>
      <text:p text:style-name="P90"/>
      <text:p text:style-name="P2"><text:span text:style-name="T19">Логичность</text:span><text:span text:style-name="T18"> - <text:s/>это последовательность, непротиворечивость высказывания в соответствии с законами логики.</text:span></text:p>
      <text:p text:style-name="P26"/>
      <text:p text:style-name="P2"><text:span text:style-name="T19">Уместность</text:span><text:span text:style-name="T18"> – это употребление в речи языковых единиц, соответствующих целям, ситуации, условиям, содержанию общения.</text:span></text:p>
      <text:p text:style-name="P26"/>
      <text:p text:style-name="P2"><text:span text:style-name="T19">Понятность речи</text:span><text:span text:style-name="T18"> <text:s/>- это доходчивость, доступность речи для тех, кому она адресована.</text:span></text:p>
      <text:p text:style-name="P26"/>
      <text:p text:style-name="P2"><text:span text:style-name="T19">Чистота</text:span><text:span text:style-name="T18"> означает отсутствие <text:s/>в речи чуждых литературному языку элементов (диалектных, профессиональных, жаргонных и др.).</text:span></text:p>
      <text:p text:style-name="P26"/>
      <text:p text:style-name="P2"><text:span text:style-name="T19">Выразительностью</text:span><text:span text:style-name="T18"> речи называется качество, возникающее в результате реализации заложенных в языке выразительных возможностей.</text:span></text:p>
      <text:p text:style-name="P26"/>
      <text:p text:style-name="P2"><text:span text:style-name="T19">Богатство</text:span><text:span text:style-name="T18"> – это широкое и свободное использование языковых единиц в речи, позволяющие оптимально выразить информацию.</text:span></text:p>
      <text:p text:style-name="P26"/>
      <text:p text:style-name="P2"><text:span text:style-name="T19">Этический аспект</text:span><text:span text:style-name="T18"> культуры речи предписывает знание и применение правил языкового поведения в конкретных ситуациях. </text:span></text:p>
      <text:p text:style-name="P26"/>
      <text:p text:style-name="P28">2 часть</text:p>
      <text:p text:style-name="P29"/>
      <text:p text:style-name="P3"><text:span text:style-name="T22">Просторечие</text:span><text:span text:style-name="T21"> </text:span><text:span text:style-name="T18">– одна из форм национального русского языка, <text:s/>которая не имеет собственных признаков системной организации и характеризуется <text:s/>набором языковых форм, нарушающих нормы литературного языка.</text:span></text:p>
      <text:p text:style-name="P27"/>
      <text:p text:style-name="P3"><text:span text:style-name="T22">Жаргон</text:span><text:span text:style-name="T20"> </text:span><text:span text:style-name="T18">– речь социальных и профессиональных групп людей, объединенных общностью занятий, интересов, социального положения и т. п.</text:span></text:p>
      <text:p text:style-name="P27"/>
      <text:p text:style-name="P3"><text:span text:style-name="T22">Диалект</text:span><text:span text:style-name="T18"> – это устойчивая форма языка, характерная для жителей той или <text:s/>иной местности, это наиболее древняя форма языка. Территориальные диалекты существуют только в устной форме, служат для обиходно – бытового общения.</text:span></text:p>
      <text:p text:style-name="P27"/>
      <text:p text:style-name="P3"><text:span text:style-name="T26">литературный</text:span><text:span text:style-name="T23"> - язык нормированный, обслуживающий культурные потребности народа</text:span></text:p>
      <text:p text:style-name="P32"/>
      <text:p text:style-name="P32"/>
      <text:p text:style-name="P33"/>
      <text:p text:style-name="P33"/>
      <text:p text:style-name="P33"><text:soft-page-break/>свойства литературного языка:</text:p>
      <text:list xml:id="list1808254001" text:style-name="L2">
        <text:list-item>
          <text:p text:style-name="P91">Обработанность;</text:p>
        </text:list-item>
        <text:list-item>
          <text:p text:style-name="P120"><text:span text:style-name="T27">Наличие устной и письменной формы, </text:span><text:span text:style-name="T24">а также двух разновидностей – книжной и разговорной;</text:span></text:p>
          <text:list>
            <text:list-item>
              <text:p text:style-name="P92">Форма реализации;</text:p>
            </text:list-item>
            <text:list-item>
              <text:p text:style-name="P121"><text:span text:style-name="T27">Отношение к адресату </text:span><text:span text:style-name="T29">(</text:span><text:span text:style-name="T37">письменная </text:span><text:span text:style-name="T36">обычно обращена к отсутствующему человеку</text:span><text:span text:style-name="T37">)</text:span><text:span text:style-name="T24">;</text:span></text:p>
            </text:list-item>
            <text:list-item>
              <text:p text:style-name="P122"><text:span text:style-name="T27">Порождение формы </text:span><text:span text:style-name="T25">(письменную можно улучшать, устную — нет);</text:span></text:p>
            </text:list-item>
            <text:list-item>
              <text:p text:style-name="P122"><text:span text:style-name="T28">Характер восприятия устной и письменной речи </text:span><text:span text:style-name="T25">(письменная — зрительно, устная — на слух)</text:span></text:p>
            </text:list-item>
          </text:list>
        </text:list-item>
        <text:list-item>
          <text:p text:style-name="P123"><text:span text:style-name="T28">Наличие функциональных стилей. </text:span><text:span text:style-name="T25">Термин функциональный стиль подчеркивает, что разновидности литературного языка выделяют на основе той функции (роли), которую выполняет язык в каждом конкретном случае.</text:span></text:p>
        </text:list-item>
        <text:list-item>
          <text:p text:style-name="P123"><text:span text:style-name="T28">Вариантность языковых единиц.</text:span><text:span text:style-name="T25"> </text:span><text:span text:style-name="T30">(</text:span><text:span text:style-name="T37">Богатство, разнообразие);</text:span></text:p>
        </text:list-item>
        <text:list-item>
          <text:p text:style-name="P123"><text:span text:style-name="T31">Нормативность. </text:span><text:span text:style-name="T37">Нормы существуют как для письменной, так и для устной речи. (Устная - ударение, произношение. Письменная — грамматика, пунктуация и т д.)</text:span></text:p>
        </text:list-item>
      </text:list>
      <text:p text:style-name="P34"/>
      <text:p text:style-name="P34"/>
      <text:p text:style-name="P11"><text:span text:style-name="T41">4 </text:span><text:span text:style-name="T40">часть — Языковые Нормы</text:span></text:p>
      <text:p text:style-name="P35"/>
      <text:p text:style-name="P42">Языковые нормы – явление историческое.</text:p>
      <text:p text:style-name="P10"><text:span text:style-name="T40">Языковая норма (норма литературная) – </text:span><text:span text:style-name="T35">это правила использования речевых средств в определенный период развития литературного языка</text:span></text:p>
      <text:p text:style-name="P36"/>
      <text:p text:style-name="P10"><text:span text:style-name="T40">Лексикография</text:span><text:span text:style-name="T35"> – это раздел языкознания, лингвистики, занимающийся вопросами составления словарей и их изучения.</text:span></text:p>
      <text:p text:style-name="P36"/>
      <text:p text:style-name="P45">5. Функциональные стили</text:p>
      <text:p text:style-name="P10"><text:span text:style-name="T42">Функциональный стиль – </text:span><text:span text:style-name="T35">разновидность литературного языка, в которой язык выступает в той или иной социально значимой сфере общественно-речевой практики людей и особенности которой обусловлены особенностями общения в данной сфере. </text:span></text:p>
      <text:p text:style-name="P36"/>
      <text:p text:style-name="P30">Обычно различают следующие функциональные стили:</text:p>
      <text:list xml:id="list53000365" text:style-name="WWNum5">
        <text:list-item>
          <text:p text:style-name="P140">научный, </text:p>
        </text:list-item>
        <text:list-item>
          <text:p text:style-name="P140">официально-деловой, </text:p>
        </text:list-item>
        <text:list-item>
          <text:p text:style-name="P140">публицистический, </text:p>
        </text:list-item>
        <text:list-item>
          <text:p text:style-name="P140">разговорно-обиходный, </text:p>
        </text:list-item>
        <text:list-item>
          <text:p text:style-name="P94">литературно-художественный.</text:p>
        </text:list-item>
      </text:list>
      <text:p text:style-name="P37"/>
      <text:p text:style-name="P5"><text:span text:style-name="T32"><text:tab/>Научный стиль</text:span><text:span text:style-name="T38"> – язык науки. Основные черты научного стиля: активное использование специальной и терминологической лексики;</text:span></text:p>
      <text:p text:style-name="P38"><text:tab/>Основные черты: </text:p>
      <text:list xml:id="list2170449262" text:style-name="L3">
        <text:list-item>
          <text:p text:style-name="P95">активное использование специальной и терминологической лексики; </text:p>
        </text:list-item>
        <text:list-item>
          <text:p text:style-name="P95">преобладание абстрактной лексики над конкретной; </text:p>
        </text:list-item>
        <text:list-item>
          <text:p text:style-name="P95">отсутствие разговорной и просторечивой лексики; </text:p>
        </text:list-item>
        <text:list-item>
          <text:p text:style-name="P95">неупотребительность слов с эмоционально-экспрессивной и оценочной окраской. Отличительной особенностью письменной научной речи является то, что тексты могут содержать не только языковую информацию, но и различные формулы, символы, таблица, графики и т. п.</text:p>
        </text:list-item>
      </text:list>
      <text:p text:style-name="P38"/>
      <text:p text:style-name="P6"><text:span text:style-name="T32"><text:tab/>Официально-деловой</text:span><text:span text:style-name="T38"> стиль обслуживает сферу деловых отношений между органами государства</text:span></text:p>
      <text:p text:style-name="P39"><text:soft-page-break/><text:tab/>Характерные <text:span text:style-name="T2">особенности</text:span>:</text:p>
      <text:list xml:id="list1716146683" text:style-name="L4">
        <text:list-item>
          <text:p text:style-name="P96">сжатость, компактность изложения;</text:p>
        </text:list-item>
        <text:list-item>
          <text:p text:style-name="P96">стандартность расположения материала;</text:p>
        </text:list-item>
        <text:list-item>
          <text:p text:style-name="P96">широкое использование терминов, номенклатурных наименований; </text:p>
        </text:list-item>
        <text:list-item>
          <text:p text:style-name="P96">почти полное отсутствие эмоционально-экспрессивных речевых средств; </text:p>
        </text:list-item>
        <text:list-item>
          <text:p text:style-name="P96">слабая индивидуализация стиля.</text:p>
        </text:list-item>
      </text:list>
      <text:p text:style-name="P39"/>
      <text:p text:style-name="P7"><text:span text:style-name="T38"><text:tab/></text:span><text:span text:style-name="T32">Публицистический <text:s/>стиль</text:span><text:span text:style-name="T38"> – исторически сложившаяся функциональная разновидность литературного языка, обслуживающая широкую сферу общественных отношений: политических, экономических, нравственно – этических, культурных, религиозных др.</text:span></text:p>
      <text:p text:style-name="P7"><text:span text:style-name="T38"><text:tab/>Исследователи выделяют </text:span><text:span text:style-name="T32">две</text:span><text:span text:style-name="T38"> основные </text:span><text:span text:style-name="T32">функции</text:span><text:span text:style-name="T38"> </text:span><text:span text:style-name="T32">публицистического стиля</text:span><text:span text:style-name="T38"> – </text:span><text:span text:style-name="T51">информативную</text:span><text:span text:style-name="T38"> (сообщение, передача новой информации) и </text:span><text:span text:style-name="T70">воздействующую</text:span><text:span text:style-name="T43"> </text:span><text:span text:style-name="T38">(оказание убеждающего влияния на адресата, агитация, пропаганда). </text:span><text:span text:style-name="T32">Цель</text:span><text:span text:style-name="T38"> публицистического текста – оказать желаемое воздействие на разум и чувства читателя, слушателя, настроить его определенным образом.</text:span></text:p>
      <text:p text:style-name="P40"/>
      <text:p text:style-name="P13"><text:span text:style-name="T38"><text:tab/></text:span><text:span text:style-name="T72">Лекция 2</text:span></text:p>
      <text:p text:style-name="P43"/>
      <text:p text:style-name="P8"><text:span text:style-name="T50"><text:tab/>Правила общения</text:span><text:span text:style-name="T33"> - </text:span><text:span text:style-name="T39">это сложившиеся в обществе рекомендации по общению</text:span></text:p>
      <text:p text:style-name="P152"><text:span text:style-name="T17"><text:tab/></text:span></text:p>
      <text:p text:style-name="P97"><text:tab/><text:span text:style-name="T2">Общие законы общения</text:span> (коммуникативные законы) описывают, что происходит между собеседниками в процессе общения</text:p>
      <text:p text:style-name="P97"/>
      <text:p text:style-name="P31">Итак, вот основные правила:</text:p>
      <text:list xml:id="list4232740485" text:style-name="WWNum26">
        <text:list-item>
          <text:list>
            <text:list-item>
              <text:p text:style-name="P141">Общение на равных, без грубости и подобострастия. </text:p>
            </text:list-item>
            <text:list-item>
              <text:p text:style-name="P141">Уважение личного мнения собеседника. </text:p>
            </text:list-item>
            <text:list-item>
              <text:p text:style-name="P141">Отсутствие желания выяснять, кто прав, а кто виноват. </text:p>
            </text:list-item>
            <text:list-item>
              <text:p text:style-name="P141">Общение на уровне просьб, а не приказов. </text:p>
            </text:list-item>
            <text:list-item>
              <text:p text:style-name="P141">Поиск компромиссных решений. </text:p>
            </text:list-item>
            <text:list-item>
              <text:p text:style-name="P141">Умение ценить решение другого. </text:p>
            </text:list-item>
            <text:list-item>
              <text:p text:style-name="P142">Умение принимать опыт других</text:p>
            </text:list-item>
          </text:list>
        </text:list-item>
      </text:list>
      <text:p text:style-name="P44"/>
      <text:p text:style-name="P44"/>
      <text:p text:style-name="P14"><text:span text:style-name="T72">Лекция </text:span><text:span text:style-name="T73">3</text:span></text:p>
      <text:p text:style-name="P17"><text:span text:style-name="T78">1 </text:span><text:span text:style-name="T77">часть. Что такое коммуникативные барьеры и почему они возникают</text:span></text:p>
      <text:p text:style-name="P15"><text:span text:style-name="T84">П</text:span><text:span text:style-name="T83">ричины появления</text:span><text:span text:style-name="T77"> коммуникативных барьеров:</text:span></text:p>
      <text:list xml:id="list267693570" text:style-name="L5">
        <text:list-item>
          <text:p text:style-name="P98">Особенности интеллекта общающихся</text:p>
        </text:list-item>
        <text:list-item>
          <text:p text:style-name="P98">Степень знания предмета разговора</text:p>
        </text:list-item>
        <text:list-item>
          <text:p text:style-name="P98">личные психологические особенности</text:p>
        </text:list-item>
        <text:list-item>
          <text:p text:style-name="P98">из-за отсутствия у собеседников единого понимания ситуации общения</text:p>
        </text:list-item>
        <text:list-item>
          <text:p text:style-name="P98">социальные, политические, профессиональные, религиозные, образовательные и другие различия.</text:p>
        </text:list-item>
      </text:list>
      <text:p text:style-name="P41"/>
      <text:p text:style-name="P46">2 часть. Логический барьер</text:p>
      <text:p text:style-name="P41"/>
      <text:p text:style-name="P16"><text:span text:style-name="T76">Вербализация — </text:span><text:span text:style-name="T83">процесс превращения мысли в слово</text:span></text:p>
      <text:p text:style-name="P41"/>
      <text:p text:style-name="P18"><text:span text:style-name="T95">Логический барьер</text:span><text:span text:style-name="T86"> возникает <text:s/></text:span><text:span text:style-name="T85">чаще у партнеров с неодинаковым видом мышления</text:span><text:span text:style-name="T93">.</text:span></text:p>
      <text:p text:style-name="P19"><text:span text:style-name="T92">Преодолеть логический барьер</text:span><text:span text:style-name="T85"> в общении поможет понимание того, каков ваш собеседник, каковы его личные особенности.</text:span><text:span text:style-name="T90"> </text:span></text:p>
      <text:p text:style-name="P47"/>
      <text:p text:style-name="P20"><text:soft-page-break/><text:span text:style-name="T93">Психотип</text:span><text:span text:style-name="T90"> – </text:span><text:span text:style-name="T85">это модель поведенческой структуры личности и ее взаимодействия с окружающей средой.</text:span></text:p>
      <text:p text:style-name="P48"/>
      <text:p text:style-name="P20"><text:span text:style-name="T96">Логический барьер</text:span><text:span text:style-name="T87"> в деловой коммуникации может возникнуть, когда деловые партнеры различаются по особенностям мыслительной деятельности и не считают нужным учитывать специфику партнера по общению.</text:span><text:span text:style-name="T96"> Преодолеть логический барьер можно лишь одним путем: учитывать особенности партнера</text:span><text:span text:style-name="T88">, </text:span><text:span text:style-name="T87">пытаясь понять, как он строил свои умозаключения и в чем состоят расхождения</text:span><text:span text:style-name="T94">.</text:span></text:p>
      <text:p text:style-name="P49"/>
      <text:p text:style-name="P49">Основные причины затрудняющие передачу информации:</text:p>
      <text:list xml:id="list2350128562" text:style-name="L6">
        <text:list-item>
          <text:p text:style-name="P99">неточность высказывания;</text:p>
        </text:list-item>
        <text:list-item>
          <text:p text:style-name="P100">несовершенство перекодирования мыслей в слова; </text:p>
        </text:list-item>
        <text:list-item>
          <text:p text:style-name="P100">неуместное использование профессиональных терминов; </text:p>
        </text:list-item>
        <text:list-item>
          <text:p text:style-name="P100">неверное истолкование намерений собеседника; </text:p>
        </text:list-item>
        <text:list-item>
          <text:p text:style-name="P100">чрезмерное использование иностранных слов; </text:p>
        </text:list-item>
        <text:list-item>
          <text:p text:style-name="P100">неполное информирование партнера; </text:p>
        </text:list-item>
        <text:list-item>
          <text:p text:style-name="P100">быстрый темп изложения информации; </text:p>
        </text:list-item>
        <text:list-item>
          <text:p text:style-name="P100">наличие смысловых разрывов и скачков мысли; </text:p>
        </text:list-item>
        <text:list-item>
          <text:p text:style-name="P100">неполная концентрация внимания.</text:p>
        </text:list-item>
      </text:list>
      <text:p text:style-name="P56"/>
      <text:p text:style-name="P52">Часть 3. Стилистический барьер</text:p>
      <text:p text:style-name="P56"/>
      <text:p text:style-name="P22"><text:span text:style-name="T80">Стиль</text:span><text:span text:style-name="T92"> - это отношение формы представления информации к ее содержанию, отсюда - преодоление данного барьера связано с соответствием формы содержанию.</text:span></text:p>
      <text:p text:style-name="P56">Действие этого барьера сводится к тому, что стилевые характеристики "упакованной" в словесную форму информации могут препятствовать ее восприятию.</text:p>
      <text:p text:style-name="P56"/>
      <text:p text:style-name="P22"><text:span text:style-name="T92">Существует два основных приема структурирования информации в деловом взаимодействии: </text:span><text:span text:style-name="T91">правило рамки и правило цепи</text:span><text:span text:style-name="T89">.</text:span><text:span text:style-name="T92"> </text:span></text:p>
      <text:p text:style-name="P23"><text:span text:style-name="T92">Правило </text:span><text:span text:style-name="T80">рамки</text:span><text:span text:style-name="T92"> — начало и конец должны быть четко очерчены.</text:span></text:p>
      <text:p text:style-name="P23"><text:span text:style-name="T92">Правило </text:span><text:span text:style-name="T80">цепи</text:span><text:span text:style-name="T92"> — </text:span><text:span text:style-name="T97">определяет внутренне структурирование высказывания</text:span></text:p>
      <text:p text:style-name="P57"/>
      <text:p text:style-name="P24"><text:span text:style-name="T97">Стилистический барьер возникает и тогда, когда </text:span><text:span text:style-name="T81">форма коммуникации и ее содержание</text:span><text:span text:style-name="T97"> не соответствуют друг другу</text:span></text:p>
      <text:p text:style-name="P24"><text:span text:style-name="T97">стилистический барьер возникает и тогда, когда при устном общении информация передается </text:span><text:span text:style-name="T81">функционально-книжным</text:span><text:span text:style-name="T97"> языком</text:span><text:span text:style-name="T82">.</text:span></text:p>
      <text:p text:style-name="P50"/>
      <text:p text:style-name="P51">Часть 4. Семантический барьер</text:p>
      <text:p text:style-name="P25"><text:span text:style-name="T79">Семантические и лингивистические, </text:span><text:span text:style-name="T92">то есть </text:span><text:span text:style-name="T80">смысловые</text:span><text:span text:style-name="T92"> барьеры возникают:</text:span></text:p>
      <text:list xml:id="list2771640950" text:style-name="L7">
        <text:list-item>
          <text:p text:style-name="P102">При разных языковых навыках (словарный запас) <text:s/><text:span text:style-name="T107">не­совпадение тезаурусов</text:span></text:p>
        </text:list-item>
        <text:list-item>
          <text:p text:style-name="P101">Социальные, культурные, психологические, национальные, религиозные и другие</text:p>
        </text:list-item>
      </text:list>
      <text:p text:style-name="P58"/>
      <text:p text:style-name="P59"><text:tab/>Чтобы преодолеть семантический барьер, необходимо понять особенности партнера и говорить с ним как бы "на одном языке", используя понятную для него лексику; слова, имеющие разные значения, необходимо объяснять: в каком смысле то или иное слово вы использовали. </text:p>
      <text:p text:style-name="P59"/>
      <text:p text:style-name="P53">Часть 5. Фонетический барьер</text:p>
      <text:p text:style-name="P60"/>
      <text:p text:style-name="P21"><text:span text:style-name="T92">фонетически браьер — </text:span><text:span text:style-name="T85">препятствие, создаваемое особенностями речи говорящего</text:span></text:p>
      <text:p text:style-name="P21"><text:span text:style-name="T85">Фонетические барьеры </text:span><text:span text:style-name="T92">возникают</text:span><text:span text:style-name="T85"> каждый раз, когда </text:span><text:span text:style-name="T92">темп</text:span><text:span text:style-name="T85"> и </text:span><text:span text:style-name="T92">скорость</text:span><text:span text:style-name="T85"> речи, </text:span><text:span text:style-name="T92">качество</text:span><text:span text:style-name="T85"> дикции и </text:span><text:span text:style-name="T92">произношения</text:span><text:span text:style-name="T85"> не соответствуют ситуации общения. </text:span></text:p>
      <text:p text:style-name="P61"><text:soft-page-break/></text:p>
      <text:p text:style-name="P61"/>
      <text:p text:style-name="P61"/>
      <text:p text:style-name="P88">Лекция 4</text:p>
      <text:p text:style-name="P61"/>
      <text:p text:style-name="P62"><text:span text:style-name="T2">Деловое общение (ДО)</text:span><text:span text:style-name="T98"> –</text:span> это такое взаимодействие людей, которое подчинено решению определенной задачи </text:p>
      <text:p text:style-name="P62"/>
      <text:p text:style-name="P62"><text:span text:style-name="T2">Деловое общение</text:span> – это сложный многоплановый процесс развития контактов между людьми в служебной сфере. Его участники выступают в официальных статусах и ориентированы на достижение цели и конкретных задач. </text:p>
      <text:p text:style-name="P62"/>
      <text:p text:style-name="P63"><text:span text:style-name="T2">Часть </text:span><text:span text:style-name="T1">2. Особенности делового общения</text:span></text:p>
      <text:p text:style-name="P62"/>
      <text:p text:style-name="P64">1. Жесткая регламентация целей и мотивов общения. Формализованное, отстраненное, «Холодное»</text:p>
      <text:p text:style-name="P64">2. Иерархичность. Закрепляется отношение подчинения, зависимости, неравенства</text:p>
      <text:p text:style-name="P64">3. Необходимость в особых усилиях стимулирования труда</text:p>
      <text:p text:style-name="P64">4. Обязательное соблюдение речевого этикета</text:p>
      <text:p text:style-name="P64"/>
      <text:p text:style-name="P65"><text:span text:style-name="T2">Этапы ДО</text:span>:</text:p>
      <text:list xml:id="list2647323864" text:style-name="L8">
        <text:list-item>
          <text:p text:style-name="P103">Знакомство</text:p>
        </text:list-item>
        <text:list-item>
          <text:p text:style-name="P103">осмысление происходящего, выдержка паузы</text:p>
        </text:list-item>
        <text:list-item>
          <text:p text:style-name="P103">обсуждение интересующей проблемы</text:p>
        </text:list-item>
        <text:list-item>
          <text:p text:style-name="P103">решение проблемы</text:p>
        </text:list-item>
        <text:list-item>
          <text:p text:style-name="P103">завершение контакта</text:p>
        </text:list-item>
      </text:list>
      <text:p text:style-name="P65"/>
      <text:p text:style-name="P65"><text:span text:style-name="T2">Требования ДО</text:span>:</text:p>
      <text:list xml:id="list1317058995" text:style-name="L9">
        <text:list-item>
          <text:p text:style-name="P104">Четко определить тему общения</text:p>
        </text:list-item>
        <text:list-item>
          <text:p text:style-name="P104">делать сообщение понятным</text:p>
        </text:list-item>
        <text:list-item>
          <text:p text:style-name="P104">делать общение кратким и сжатым</text:p>
        </text:list-item>
      </text:list>
      <text:p text:style-name="P65"/>
      <text:p text:style-name="P68"><text:span text:style-name="T2">Часть 3. Виды делового общения</text:span></text:p>
      <text:p text:style-name="P65"/>
      <text:p text:style-name="P65"><text:span text:style-name="T2"><text:tab/>деловой разговор</text:span><text:span text:style-name="T98"> – кратковременный контакт двух или более собеседников, преимущественно на одну тему.</text:span></text:p>
      <text:p text:style-name="P65"><text:span text:style-name="T2"><text:tab/>деловая беседа</text:span><text:span text:style-name="T100"> </text:span><text:span text:style-name="T98">– это разговор между двумя собеседниками</text:span></text:p>
      <text:p text:style-name="P66"><text:span text:style-name="T98"><text:tab/> </text:span><text:span text:style-name="T2">деловое совещание</text:span><text:span text:style-name="T98"> - необходимо для ускорения принятия решений и повышения их обоснованности</text:span></text:p>
      <text:p text:style-name="P66"><text:span text:style-name="T100"><text:tab/></text:span><text:span text:style-name="T2">переговоры </text:span><text:span text:style-name="T98">– обсуждение с целью заключения соглашения по какому-либо вопросу.</text:span></text:p>
      <text:p text:style-name="P66"><text:span text:style-name="T98"><text:tab/></text:span><text:span text:style-name="T2">интервью</text:span><text:span text:style-name="T98"> – разговор с журналистом, предназначенный для печати, радио, телевидения.</text:span></text:p>
      <text:p text:style-name="P66"><text:span text:style-name="T98"><text:tab/> </text:span><text:span text:style-name="T2">пресс-конференция </text:span><text:span text:style-name="T98">– разговор с журналистами</text:span></text:p>
      <text:p text:style-name="P66"><text:span text:style-name="T98"><text:tab/></text:span><text:span text:style-name="T3">телефонный контакт</text:span><text:span text:style-name="T99"> — дистанционный разговор</text:span></text:p>
      <text:p text:style-name="P114"/>
      <text:p text:style-name="P68"><text:span text:style-name="T3">Ч</text:span><text:span text:style-name="T2">асть</text:span> <text:span text:style-name="T2">4. Общие положения ведения делового общения</text:span></text:p>
      <text:p text:style-name="P67">1. Пунктуальность</text:p>
      <text:p text:style-name="P67">2. Конфиденциальность</text:p>
      <text:p text:style-name="P67">3. Любезность</text:p>
      <text:p text:style-name="P67">4. Внимание к окружающим</text:p>
      <text:p text:style-name="P67">5. Внешний вид</text:p>
      <text:p text:style-name="P67">6. Грамотность</text:p>
      <text:p text:style-name="P67"><text:soft-page-break/></text:p>
      <text:p text:style-name="P67"/>
      <text:p text:style-name="P67"/>
      <text:p text:style-name="P67">Десять заповедей грамотной речи:</text:p>
      <text:p text:style-name="P67">1. Знать предмет разговора</text:p>
      <text:p text:style-name="P67">2. Относится к собеседнику уважительно</text:p>
      <text:p text:style-name="P67">3. <text:span text:style-name="T109">Уметь делать акценты: паузы, ударения и языковые </text:span><text:span text:style-name="T110">жесты</text:span></text:p>
      <text:p text:style-name="P69">4. Пользуйтесь живой речью: метафорами, образами, сравнениями.</text:p>
      <text:p text:style-name="P70">5. Избегайте языковых шаблонов и затасканных выражений, а также слов-паразитов.</text:p>
      <text:p text:style-name="P70">6. Используйте личное обаяние.</text:p>
      <text:p text:style-name="P70">7. Избегайте акцента и смешения языков.</text:p>
      <text:p text:style-name="P70">8. Не злоупотребляйте привилегией оратора: не обманывайте собеседника, не искажайте истину.</text:p>
      <text:p text:style-name="P70">9. Используйте технику драматизации речи: ускорение и замедление ее темпа, повышение голоса, изменение его тембра.</text:p>
      <text:p text:style-name="P70">10. Помните, что ваша цельность, ум и человечность обладают большой силой воздействия.</text:p>
      <text:p text:style-name="P70"/>
      <text:p text:style-name="P70"><text:span text:style-name="T2">начало</text:span> беседы → <text:span text:style-name="T2">обмен</text:span> информацией → <text:span text:style-name="T2">аргументация</text:span> <text:s/>и контраргументация → <text:span text:style-name="T2">выработка</text:span> и <text:span text:style-name="T2">принятие</text:span> решений → <text:span text:style-name="T2">завершение</text:span> переговоров.</text:p>
      <text:p text:style-name="P70"/>
      <text:p text:style-name="P70">Правила налаживания общения в ДО:</text:p>
      <text:p text:style-name="P70">1. Рациональность</text:p>
      <text:p text:style-name="P70">2. Понимание</text:p>
      <text:p text:style-name="P70">3. Общение</text:p>
      <text:p text:style-name="P70">4. Достоверность</text:p>
      <text:p text:style-name="P70">5. Избегание менторского тона</text:p>
      <text:p text:style-name="P70">6. Принятие</text:p>
      <text:p text:style-name="P70"/>
      <text:p text:style-name="P54">Часть 5. Вопросы в деловом общении</text:p>
      <text:p text:style-name="P54"/>
      <text:p text:style-name="P55">Типы вопросов:</text:p>
      <text:p text:style-name="P71">1. Информационные (сбор сведений)</text:p>
      <text:p text:style-name="P71">2. Контрольные (чтобы понимать, что собеседник тебя понимает)</text:p>
      <text:p text:style-name="P71">3. <text:span text:style-name="T111">Направляющие (чтобы разговор не ушел в ненужное русло)</text:span></text:p>
      <text:p text:style-name="P72">4. Провокация (бросать вызов, подстрекать)</text:p>
      <text:p text:style-name="P72">5. <text:span text:style-name="T112">Альтернативные (дать возможность выбора собеседнику)</text:span></text:p>
      <text:p text:style-name="P73">6. <text:span text:style-name="T113">Подтверждающие (чтобы выйти на взаимопонимание)</text:span></text:p>
      <text:p text:style-name="P74">7. Встречные (<text:span text:style-name="T114">Направлены на постепенное сужение разговора)</text:span></text:p>
      <text:p text:style-name="P75">8. Ознакомительные (направлены на выявление мнения делового партнера</text:p>
      <text:p text:style-name="P75">9. Заключающие (направлены на скорейшее положительное завершение диалога)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89">Лекция 5</text:p>
      <text:p text:style-name="P75"/>
      <text:p text:style-name="P76"><text:span text:style-name="T10">Спор</text:span><text:span text:style-name="T115"> – столкновение мнений, позиций, в ходе которого каждая из сторон аргументировано отстаивает свое понимание обсуждаемых проблем и стремится опровергнуть доводы другой стороны.</text:span></text:p>
      <text:p text:style-name="P115"/>
      <text:p text:style-name="P115">Часть 2 классификация споров</text:p>
      <text:p text:style-name="P115"/>
      <text:p text:style-name="P76"><text:span text:style-name="T104">Ad red </text:span><text:span text:style-name="T105">(</text:span><text:span text:style-name="T4">к </text:span><text:span text:style-name="T2">цели</text:span><text:span text:style-name="T104">)</text:span><text:span text:style-name="T101"> </text:span><text:span text:style-name="T115">- это спор, в котором у участников есть общая цель, в осуществлении которой каждый заинтересован, но не согласен с тем способом ее достижения, который предлагает оппонент. </text:span><text:span text:style-name="T117">(В этом виде спора рождается истина)</text:span></text:p>
      <text:p text:style-name="P77"><text:span text:style-name="T106">Ad rem (</text:span><text:span text:style-name="T5">по факту</text:span><text:span text:style-name="T106">)</text:span><text:span text:style-name="T102"> </text:span><text:span text:style-name="T116">- это спор по поводу какого-то события, факта. </text:span></text:p>
      <text:p text:style-name="P77"><text:span text:style-name="T5">Ad homiпem (к мнению толпы, к человеку)</text:span><text:span text:style-name="T102"> </text:span><text:span text:style-name="T116">- это спор с целью убедить в чем-то слушателей и заставить их принять определенную точку зрения.</text:span></text:p>
      <text:p text:style-name="P116"/>
      <text:p text:style-name="P80"><text:span text:style-name="T11">Часть</text:span><text:span text:style-name="T116"> </text:span><text:span text:style-name="T12">4. Тактические приемы спора. Виды аргументов</text:span></text:p>
      <text:p text:style-name="P117"/>
      <text:p text:style-name="P78"><text:span text:style-name="T12">Спор – </text:span><text:span text:style-name="T116">это словесный поединок, и как во всякой борьбе, в нем очень ценна </text:span><text:span text:style-name="T5">инициатива</text:span><text:span text:style-name="T118">. Рекомендуется </text:span><text:span text:style-name="T5">не обороняться</text:span><text:span text:style-name="T118">, а </text:span><text:span text:style-name="T5">наступать</text:span><text:span text:style-name="T118">. </text:span><text:span text:style-name="T123">П</text:span><text:span text:style-name="T118">рименять в споре </text:span><text:span text:style-name="T5">прием опровержения противника</text:span><text:span text:style-name="T118"> его же собственным оружием. </text:span><text:span text:style-name="T5">Эффект внезапности</text:span><text:span text:style-name="T118"> (вкусное на последок). <text:s/></text:span><text:span text:style-name="T5">не занимать с самого начала жесткую позицию. <text:s/></text:span><text:span text:style-name="T118">некорректный прием в споре – так называемая </text:span><text:span text:style-name="T5">подмена тезиса</text:span><text:span text:style-name="T118"> </text:span><text:span text:style-name="T119">(уход от темы спора) и</text:span><text:span text:style-name="T6"> использование ложных и недоказанных аргументов.</text:span><text:span text:style-name="T5"> </text:span></text:p>
      <text:p text:style-name="P78"><text:span text:style-name="T5"/></text:p>
      <text:p text:style-name="P113"><text:span text:style-name="T5">Дискуссия – </text:span><text:span text:style-name="T118">одна из важнейших форм коммуникации, метод решения спорных проблем и своеобразный способ познания.</text:span></text:p>
      <text:p text:style-name="P118">Полемика - <text:span text:style-name="T16">спор с целью защитить, отстоять свою точку зрения и опровергнуть мнение оппонента. </text:span></text:p>
      <text:p text:style-name="P118"><text:span text:style-name="T127">Дебаты, прения</text:span><text:span text:style-name="T16"> являются коммуникативными средствами проведения таких форм делового общения, как собрания, конференции, заседания. Они возникают, как правило, при обсуждении докладов, сообщений, выступлений и других видов информации. </text:span></text:p>
      <text:p text:style-name="P118"><text:span text:style-name="T16"/></text:p>
      <text:p text:style-name="P78"><text:span text:style-name="T13">Аргумент к публике</text:span><text:span text:style-name="T118"> – </text:span><text:span text:style-name="T119">переманить публику на свою сторону.</text:span></text:p>
      <text:p text:style-name="P78"><text:span text:style-name="T13">Аргумент к личности</text:span><text:span text:style-name="T102"> </text:span><text:span text:style-name="T118">– </text:span><text:span text:style-name="T119">оскорбление, с целью выставить оппонента дураком.</text:span></text:p>
      <text:p text:style-name="P78"><text:span text:style-name="T14">Аргумент к человеку — </text:span><text:span text:style-name="T124">разворот</text:span><text:span text:style-name="T119"> слов оппонента против него</text:span></text:p>
      <text:p text:style-name="P78"><text:span text:style-name="T14">Аргумент к тщеславию — </text:span><text:span text:style-name="T119">делать комплименты с целью сделать оппонента мягче</text:span></text:p>
      <text:p text:style-name="P79"><text:span text:style-name="T14">Аргумент к несмелости, или к авторитету — </text:span><text:span text:style-name="T120">оборот слов авторитета оппонента против него.</text:span></text:p>
      <text:p text:style-name="P79"><text:span text:style-name="T15">Аргумент к физической силе</text:span><text:span text:style-name="T120"> — угроза физической расправы</text:span></text:p>
      <text:p text:style-name="P79"><text:span text:style-name="T15">Аргумент к невежеству — </text:span><text:span text:style-name="T120">ссылка на неосведомленность противника </text:span></text:p>
      <text:p text:style-name="P79"><text:span text:style-name="T15">Аргумент к жалости — </text:span><text:span text:style-name="T120">возбуждение в другой стороне жалости</text:span></text:p>
      <text:p text:style-name="P105"/>
      <text:p text:style-name="P81"><text:span text:style-name="T120"><text:tab/></text:span><text:span text:style-name="T7">Внушение</text:span><text:span text:style-name="T120"> - это такое психологическое воздействие одного человека на другого, при котором оказывается определенное влияние на убеждения, решения последнего.</text:span></text:p>
      <text:p text:style-name="P81"><text:span text:style-name="T120"><text:tab/></text:span><text:span text:style-name="T7">Факторы</text:span><text:span text:style-name="T120">, способствующие </text:span><text:span text:style-name="T7">внушаемости</text:span><text:span text:style-name="T120">: </text:span></text:p>
      <text:list xml:id="list335692733" text:style-name="L10">
        <text:list-item>
          <text:p text:style-name="P111"><text:span text:style-name="T120">н</text:span><text:span text:style-name="T118">еуверенность в себе</text:span></text:p>
        </text:list-item>
        <text:list-item>
          <text:p text:style-name="P106">тревожность беспокойство</text:p>
        </text:list-item>
        <text:list-item>
          <text:p text:style-name="P106">робость, низкая самооценка</text:p>
        </text:list-item>
        <text:list-item>
          <text:p text:style-name="P106">чувство собственной неполноценности</text:p>
        </text:list-item>
        <text:list-item>
          <text:p text:style-name="P106"><text:soft-page-break/>повышенная эмоциональность, впечатлительность</text:p>
        </text:list-item>
        <text:list-item>
          <text:p text:style-name="P106">слабое владение логическим анализом</text:p>
        </text:list-item>
        <text:list-item>
          <text:p text:style-name="P106">вера в авторитеты</text:p>
        </text:list-item>
        <text:list-item>
          <text:p text:style-name="P106"/>
        </text:list-item>
      </text:list>
      <text:p text:style-name="P82"><text:span text:style-name="T118"><text:tab/></text:span><text:span text:style-name="T8">Эффективность</text:span><text:span text:style-name="T121"> </text:span><text:span text:style-name="T8">внушения</text:span><text:span text:style-name="T121"> зависит от:</text:span></text:p>
      <text:list xml:id="list1850091558" text:style-name="L11">
        <text:list-item>
          <text:p text:style-name="P107">личных качеств человека, который осуществляет внушение</text:p>
        </text:list-item>
        <text:list-item>
          <text:p text:style-name="P107">высокого социального статуса</text:p>
        </text:list-item>
        <text:list-item>
          <text:p text:style-name="P107">волевого, интеллектуального и характерологического превосходства</text:p>
        </text:list-item>
        <text:list-item>
          <text:p text:style-name="P107">от способности достигать успеха и оптимизма</text:p>
        </text:list-item>
      </text:list>
      <text:p text:style-name="P108"/>
      <text:p text:style-name="P108"/>
      <text:p text:style-name="P119">Лекция 6</text:p>
      <text:p text:style-name="P108"/>
      <text:p text:style-name="P83"><text:span text:style-name="T118"><text:tab/></text:span><text:span text:style-name="T5">Невербальное общение </text:span><text:span text:style-name="T118">— вид межличностного взаимодействия, выражающийся в общении посредством неязыковых средств </text:span><text:span text:style-name="T122">(жесты, мимика</text:span></text:p>
      <text:p text:style-name="P108"/>
      <text:p text:style-name="P84"><text:span text:style-name="T118"><text:tab/>Около 80% информации мы получаем с помощью </text:span><text:span text:style-name="T5">невербальной</text:span><text:span text:style-name="T118"> коммуникации.</text:span></text:p>
      <text:p text:style-name="P109"/>
      <text:p text:style-name="P85"><text:span text:style-name="T118"><text:tab/>Общение как особого рода деятельность — это творческая игра интеллектуальных и эмоциональных сил собеседников </text:span><text:span text:style-name="T122">(обмен информацией, мнениями. Деловой встречи и диалога официальных лиц)</text:span></text:p>
      <text:p text:style-name="P110"/>
      <text:p text:style-name="P87"><text:span text:style-name="T9">Ч</text:span><text:span text:style-name="T5">асть 2. </text:span><text:span text:style-name="mw-headline"><text:span text:style-name="T13">Типы невербальной коммуникации</text:span></text:span></text:p>
      <text:p text:style-name="P87"><text:span text:style-name="mw-headline"><text:span text:style-name="T13"/></text:span></text:p>
      <text:p text:style-name="P86"><text:span text:style-name="mw-headline"><text:span text:style-name="T118">В </text:span></text:span><text:span text:style-name="mw-headline"><text:span text:style-name="T5">невербальной</text:span></text:span><text:span text:style-name="mw-headline"><text:span text:style-name="T118"> коммуникации выделяют следующие </text:span></text:span><text:span text:style-name="mw-headline"><text:span text:style-name="T5">типы</text:span></text:span><text:span text:style-name="mw-headline"><text:span text:style-name="T118">:</text:span></text:span></text:p>
      <text:list xml:id="list1360895975" text:style-name="L12">
        <text:list-item>
          <text:p text:style-name="P150"><text:span text:style-name="T19"><text:s/></text:span><text:a xlink:type="simple" xlink:href="http://ru.wikipedia.org/wiki/Паралингвистика" office:target-frame-name="Паралингвистика" xlink:show="replace" text:style-name="Internet_20_link" text:visited-style-name="Visited_20_Internet_20_Link"><text:span text:style-name="Internet_20_link"><text:span text:style-name="T125">паралингвистика</text:span></text:span></text:a><text:span text:style-name="T19"> и экстралингвистика</text:span><text:span text:style-name="T17">; </text:span></text:p>
        </text:list-item>
      </text:list>
      <text:p text:style-name="P9"><text:span text:style-name="T17">К </text:span><text:span text:style-name="T19">паралингвистическим</text:span><text:span text:style-name="T17"> компонентам невербальной коммуникации, определяющим качество голоса, его диапазон, тональность, относят: громкость, темп, ритм и высоту звука</text:span></text:p>
      <text:p text:style-name="P9"><text:span text:style-name="mw-headline"><text:span text:style-name="T52">Экстралингвистические</text:span></text:span><text:span text:style-name="mw-headline"><text:span text:style-name="T59"> компоненты представляют собой атипические индивидуальные особенности произношения — речевые паузы, смех, покашливание, вздохи, плач, заикание и т. п.</text:span></text:span></text:p>
      <text:list xml:id="list738527413" text:style-name="L14">
        <text:list-item>
          <text:p text:style-name="P126"><text:span text:style-name="mw-headline"><text:span text:style-name="T52">оптико-кинестетика</text:span></text:span><text:span text:style-name="mw-headline"><text:span text:style-name="T59"> – зрительно воспринимаемые движении другого человека, выполняющие выразительно-регулятивную функцию общения (жесты, мимика, взгляд, поза, покраснение и побледнение кожи</text:span></text:span></text:p>
        </text:list-item>
        <text:list-item>
          <text:p text:style-name="P126"><text:span text:style-name="mw-headline"><text:span text:style-name="T52">Мимика</text:span></text:span><text:span text:style-name="mw-headline"><text:span text:style-name="T59"> – движение лицевых мышц, умение передавать эмоции</text:span></text:span></text:p>
        </text:list-item>
        <text:list-item>
          <text:p text:style-name="P127"><text:span text:style-name="mw-headline"><text:span text:style-name="T52">Жест</text:span></text:span><text:span text:style-name="mw-headline"><text:span text:style-name="T59"><text:tab/>– это любое движение рук или кистей рук <text:s/>человека, которое он использует в качестве способа подчеркивания знания произносимых слов: </text:span></text:span><text:span text:style-name="mw-headline"><text:span text:style-name="T60">(*</text:span></text:span><text:span text:style-name="mw-headline"><text:span text:style-name="T53">коммуникативные</text:span></text:span><text:span text:style-name="mw-headline"><text:span text:style-name="T60"> – заменяющие речь; <text:s/>*</text:span></text:span><text:span text:style-name="mw-headline"><text:span text:style-name="T53">описательные</text:span></text:span><text:span text:style-name="mw-headline"><text:span text:style-name="T60"> – их смысл понятен только при словах; *жесты, выражающие </text:span></text:span><text:span text:style-name="mw-headline"><text:span text:style-name="T53">отношение</text:span></text:span><text:span text:style-name="mw-headline"><text:span text:style-name="T60"> к людям, состояние человека)</text:span></text:span></text:p>
        </text:list-item>
        <text:list-item>
          <text:p text:style-name="P127"><text:span text:style-name="mw-headline"><text:span text:style-name="T53">Визуальный контакт</text:span></text:span><text:span text:style-name="mw-headline"><text:span text:style-name="T60"> – </text:span></text:span><text:span text:style-name="mw-headline"><text:span text:style-name="T53">визуалика</text:span></text:span><text:span text:style-name="mw-headline"><text:span text:style-name="T60"> или контакт глаз.</text:span></text:span></text:p>
        </text:list-item>
        <text:list-item>
          <text:p text:style-name="P127"><text:span text:style-name="mw-headline"><text:span text:style-name="T53">Взгляд</text:span></text:span><text:span text:style-name="mw-headline"><text:span text:style-name="T60"> – комплекс, включающий состояние зрачков глаз (суженность или расширенность), цвет глаз, положение бровей, век, лба, длительность и непрерывности взгляда. </text:span></text:span></text:p>
          <text:list>
            <text:list-item>
              <text:p text:style-name="P127"><text:span text:style-name="mw-headline"><text:span text:style-name="T53">Деловой взгляд</text:span></text:span><text:span text:style-name="mw-headline"><text:span text:style-name="T60"> – когда мы смотрим на лоб и в глаза собеседника.</text:span></text:span></text:p>
            </text:list-item>
            <text:list-item>
              <text:p text:style-name="P125"><text:span text:style-name="mw-headline"><text:span text:style-name="T53">Социальный взгляд</text:span></text:span><text:span text:style-name="mw-headline"><text:span text:style-name="T60"> – когда мы направляем глаза на зону лица человека в области рта, носа и глаз. Он характерен в ситуациях непринужденного общения с друзьями и знакомыми. <text:tab/></text:span></text:span></text:p>
            </text:list-item>
            <text:list-item>
              <text:p text:style-name="P125"><text:span text:style-name="mw-headline"><text:span text:style-name="T53">Интимный взгляд</text:span></text:span><text:span text:style-name="mw-headline"><text:span text:style-name="T60"> – проходит через линию глаз собеседника и опускается на уровень ниже подбородка, шеи на другие части тела. Может быть расширение зрачков, как предвкушение удовольствия. </text:span></text:span></text:p>
            </text:list-item>
          </text:list>
        </text:list-item>
        <text:list-item>
          <text:p text:style-name="P125"><text:soft-page-break/><text:span text:style-name="mw-headline"><text:span text:style-name="T53">Пантомимика</text:span></text:span><text:span text:style-name="mw-headline"><text:span text:style-name="T60"> (кинесика) – совокупность жестов, мимики и более или менее устойчивого пространственного положения тела человека (позы).</text:span></text:span></text:p>
        </text:list-item>
      </text:list>
      <text:p text:style-name="P124"><text:span text:style-name="mw-headline"><text:span text:style-name="T60"/></text:span></text:p>
      <text:p text:style-name="P128"><text:span text:style-name="Internet_20_link"><text:span text:style-name="T126">Проксем</text:span></text:span><text:span text:style-name="Internet_20_link"><text:span text:style-name="T126">ика</text:span></text:span><text:span text:style-name="Internet_20_link"> </text:span><text:span text:style-name="mw-headline"><text:span text:style-name="T60"><text:s/>(наука о пространстве коммуникации). </text:span></text:span></text:p>
      <text:list xml:id="list1510559581" text:style-name="L15">
        <text:list-item>
          <text:p text:style-name="P129"><text:span text:style-name="mw-headline"><text:span text:style-name="T53">Интимная</text:span></text:span><text:span text:style-name="mw-headline"><text:span text:style-name="T60"> зона (от 0 до 46 см)</text:span></text:span></text:p>
        </text:list-item>
        <text:list-item>
          <text:p text:style-name="P129"><text:span text:style-name="mw-headline"><text:span text:style-name="T53">Личная </text:span></text:span><text:span text:style-name="mw-headline"><text:span text:style-name="T60">зона</text:span></text:span><text:span text:style-name="mw-headline"><text:span text:style-name="T53"> </text:span></text:span><text:span text:style-name="mw-headline"><text:span text:style-name="T60">(от 46 см до 1,2 метра)</text:span></text:span></text:p>
        </text:list-item>
        <text:list-item>
          <text:p text:style-name="P129"><text:span text:style-name="mw-headline"><text:span text:style-name="T53">Социальная</text:span></text:span><text:span text:style-name="mw-headline"><text:span text:style-name="T60">, </text:span></text:span><text:span text:style-name="mw-headline"><text:span text:style-name="T53">официально</text:span></text:span><text:span text:style-name="mw-headline"><text:span text:style-name="T60">-</text:span></text:span><text:span text:style-name="mw-headline"><text:span text:style-name="T53">деловая</text:span></text:span><text:span text:style-name="mw-headline"><text:span text:style-name="T60"> зона (от 1,2 до 3,5 метров)</text:span></text:span></text:p>
        </text:list-item>
        <text:list-item>
          <text:p text:style-name="P129"><text:span text:style-name="mw-headline"><text:span text:style-name="T53">Общественная, публичная зона</text:span></text:span><text:span text:style-name="mw-headline"><text:span text:style-name="T60"> (более 3,5 метра)</text:span></text:span></text:p>
        </text:list-item>
      </text:list>
      <text:p text:style-name="P128"><text:span text:style-name="mw-headline"><text:span text:style-name="T60"/></text:span></text:p>
      <text:p text:style-name="P128"><text:span text:style-name="Emphasis"><text:span text:style-name="T58"><text:tab/>предметные контактные, тактильные действия </text:span></text:span><text:span text:style-name="mw-headline"><text:span text:style-name="T60">(рукопожатия, объятия, поцелуи, похлопывание, толчки, поглаживания, касания, пощечины, удары). </text:span></text:span></text:p>
      <text:p text:style-name="P128"><text:span text:style-name="Emphasis"><text:span text:style-name="T58"><text:tab/>ольфакторные</text:span></text:span><text:span text:style-name="mw-headline"><text:span text:style-name="T60"> - связанные с запахом.<text:tab/></text:span></text:span></text:p>
      <text:p text:style-name="P151"><text:span text:style-name="T17">Существует ряд неписанных правил поведения человека в условиях скученности людей, например, в автобусе или лифте. Это такие правила:<text:tab/><text:tab/></text:span></text:p>
      <text:p text:style-name="P130"><text:span text:style-name="T17"><text:tab/>• <text:s text:c="2"/>Ни с кем не разрешается разговаривать, даже со знакомыми.<text:tab/><text:tab/><text:tab/></text:span></text:p>
      <text:p text:style-name="P130"><text:span text:style-name="T17"><text:tab/>• <text:s text:c="2"/>Не рекомендуется смотреть в упор на других.<text:tab/><text:tab/><text:tab/><text:tab/><text:tab/><text:tab/></text:span></text:p>
      <text:p text:style-name="P130"><text:span text:style-name="T17"><text:tab/>• <text:s/>Лицо должно быть совершенно беспристрастным — никакого проявления эмоций не разрешается.<text:tab/><text:tab/><text:tab/><text:tab/><text:tab/><text:tab/><text:tab/><text:tab/></text:span></text:p>
      <text:p text:style-name="P130"><text:span text:style-name="T17"><text:tab/>• Если у вас в руках книга или газеты, вы должны быть полностью погружены в чтение.</text:span></text:p>
      <text:p text:style-name="P130"><text:span text:style-name="T17"><text:tab/>• <text:s/>Чем теснее в транспорте, тем сдержаннее должны быть ваши движения.<text:tab/><text:tab/><text:tab/></text:span></text:p>
      <text:p text:style-name="P130"><text:span text:style-name="mw-headline"><text:span text:style-name="T60"><text:tab/>• <text:s/>В лифте следует смотреть только на указатель этажей над головой.<text:tab/></text:span></text:span></text:p>
      <text:p text:style-name="P130"><text:span text:style-name="mw-headline"><text:span text:style-name="T60"/></text:span></text:p>
      <text:p text:style-name="P130"><text:span text:style-name="mw-headline"><text:span text:style-name="T60"/></text:span></text:p>
      <text:p text:style-name="P130"><text:span text:style-name="mw-headline"><text:span text:style-name="T60"/></text:span></text:p>
      <text:p text:style-name="P143"><text:span text:style-name="mw-headline"><text:span text:style-name="T74">Лекция 7</text:span></text:span></text:p>
      <text:p text:style-name="P130"><text:span text:style-name="mw-headline"><text:span text:style-name="T62"/></text:span></text:p>
      <text:p text:style-name="P132"><text:span text:style-name="mw-headline"><text:span text:style-name="T55">Этикет</text:span></text:span><text:span text:style-name="mw-headline"><text:span text:style-name="T65"> (</text:span></text:span><text:span text:style-name="mw-headline"><text:span text:style-name="T69">регламентация, дипломатический протокол)</text:span></text:span><text:span text:style-name="mw-headline"><text:span text:style-name="T62"> представляет собой совокупность принятых правил, определяющих порядок какой-либо деятельности. </text:span></text:span><text:span text:style-name="mw-headline"><text:span text:style-name="T65">Под </text:span></text:span><text:span text:style-name="mw-headline"><text:span text:style-name="T55">речевым этикетом</text:span></text:span><text:span text:style-name="mw-headline"><text:span text:style-name="T65"> понимаются разработанные правила речевого поведения, система речевых формул общения. </text:span></text:span><text:span text:style-name="mw-headline"><text:span text:style-name="T55">Речевой этикет имеет национальную специфику</text:span></text:span><text:span text:style-name="mw-headline"><text:span text:style-name="T65">.</text:span></text:span></text:p>
      <text:p text:style-name="P131"><text:span text:style-name="mw-headline"><text:span text:style-name="T62"/></text:span></text:p>
      <text:p text:style-name="P132"><text:span text:style-name="mw-headline"><text:span text:style-name="T56">Тактичность</text:span></text:span><text:span text:style-name="mw-headline"><text:span text:style-name="T63"> — это этическая норма, требующая понимать собеседника (избегать: неуместных вопросов, неприятных тем)</text:span></text:span></text:p>
      <text:p text:style-name="P132"><text:span text:style-name="mw-headline"><text:span text:style-name="T56">Предупредительность</text:span></text:span><text:span text:style-name="mw-headline"><text:span text:style-name="T63"> — умение предвидеть вопросы и пожелания собеседника</text:span></text:span></text:p>
      <text:p text:style-name="P132"><text:span text:style-name="mw-headline"><text:span text:style-name="T56">Терпимость</text:span></text:span><text:span text:style-name="mw-headline"><text:span text:style-name="T63"> — умение спокойно </text:span></text:span><text:span text:style-name="mw-headline"><text:span text:style-name="T66">реагировать на неожиданные или нетактичные вопросы и высказывания собеседника. </text:span></text:span></text:p>
      <text:p text:style-name="P132"><text:span text:style-name="mw-headline"><text:span text:style-name="T45"><text:s/></text:span></text:span><text:span text:style-name="mw-headline"><text:span text:style-name="T56">Доброжелательность</text:span></text:span><text:span text:style-name="mw-headline"><text:span text:style-name="T66"> необходима как в отношении к собеседнику, так и во всем построении разговора: в его содержании и форме, в интонации и подборе слов.</text:span></text:span></text:p>
      <text:p text:style-name="P132"><text:span text:style-name="mw-headline"><text:span text:style-name="T66"/></text:span></text:p>
      <text:p text:style-name="P133"><text:span text:style-name="mw-headline"><text:span text:style-name="T67">Речевой этикет строится с учетом:</text:span></text:span></text:p>
      <text:list xml:id="list2231666231" text:style-name="L16">
        <text:list-item>
          <text:p text:style-name="P135"><text:span text:style-name="mw-headline"><text:span text:style-name="T67">Особенностей партнеров (соц. Статус, адресата общения, профессии, пола и т д)</text:span></text:span></text:p>
        </text:list-item>
        <text:list-item>
          <text:p text:style-name="P135"><text:span text:style-name="mw-headline"><text:span text:style-name="T67">Ситуацией, в которой происходит общение (презентация, конференция и т д)</text:span></text:span></text:p>
        </text:list-item>
      </text:list>
      <text:p text:style-name="P134"><text:span text:style-name="mw-headline"><text:span text:style-name="T67"/></text:span></text:p>
      <text:p text:style-name="P144"><text:span text:style-name="mw-headline"><text:span text:style-name="T75">Лекция 8</text:span></text:span></text:p>
      <text:p text:style-name="P136"><text:span text:style-name="mw-headline"><text:span text:style-name="T68"/></text:span></text:p>
      <text:p text:style-name="P137"><text:span text:style-name="mw-headline"><text:span text:style-name="T68">Слово «</text:span></text:span><text:span text:style-name="mw-headline"><text:span text:style-name="T57">риторика</text:span></text:span><text:span text:style-name="mw-headline"><text:span text:style-name="T68">» пришло из греческого языка.</text:span></text:span><text:span text:style-name="mw-headline"><text:span text:style-name="T44"> </text:span></text:span><text:span text:style-name="mw-headline"><text:span text:style-name="T68">Его синонимами являются латинское выражение «</text:span></text:span><text:span text:style-name="mw-headline"><text:span text:style-name="T57">ораторское искусство</text:span></text:span><text:span text:style-name="mw-headline"><text:span text:style-name="T68">» и русское слово <text:s/>«</text:span></text:span><text:span text:style-name="mw-headline"><text:span text:style-name="T57">красноречие</text:span></text:span><text:span text:style-name="mw-headline"><text:span text:style-name="T68">».</text:span></text:span></text:p>
      <text:p text:style-name="P137"><text:span text:style-name="mw-headline"><text:span text:style-name="T68"/></text:span></text:p>
      <text:p text:style-name="P137"><text:span text:style-name="mw-headline"><text:span text:style-name="T57">Риторика</text:span></text:span><text:span text:style-name="mw-headline"><text:span text:style-name="T68"> – это способность убеждать словом</text:span></text:span></text:p>
      <text:p text:style-name="P137"><text:soft-page-break/><text:span text:style-name="mw-headline"><text:span text:style-name="T57">Современная риторика</text:span></text:span><text:span text:style-name="mw-headline"><text:span text:style-name="T68"> – это наука об убедительной и действенной речи в различных ситуациях общения.</text:span></text:span></text:p>
      <text:p text:style-name="P137"><text:span text:style-name="mw-headline"><text:span text:style-name="T57">Ораторское искусство</text:span></text:span><text:span text:style-name="mw-headline"><text:span text:style-name="T68"> характеризуется тем, <text:s/>что это </text:span></text:span><text:span text:style-name="mw-headline"><text:span text:style-name="T46">явление историческое</text:span></text:span><text:span text:style-name="mw-headline"><text:span text:style-name="T44"> </text:span></text:span><text:span text:style-name="mw-headline"><text:span text:style-name="T68">и должно учитывать общественные интересы своего времени.</text:span></text:span></text:p>
      <text:p text:style-name="P137"><text:span text:style-name="mw-headline"><text:span text:style-name="T68"/></text:span></text:p>
      <text:p text:style-name="P137"><text:span text:style-name="mw-headline"><text:span text:style-name="T68">Общие принципы построения композиции выступления:</text:span></text:span></text:p>
      <text:list xml:id="list3362412823" text:style-name="L18">
        <text:list-item>
          <text:p text:style-name="P139"><text:span text:style-name="mw-headline"><text:span text:style-name="T57">Принцип последовательности</text:span></text:span></text:p>
        </text:list-item>
        <text:list-item>
          <text:p text:style-name="P138"><text:span text:style-name="mw-headline"><text:span text:style-name="T71">Принцип усиления</text:span></text:span><text:span text:style-name="mw-headline"><text:span text:style-name="T57"> – </text:span></text:span><text:span text:style-name="mw-headline"><text:span text:style-name="T64">значимость и убедительность аргументов должны постепенно нарастать, самые сильные доводы используются в конце выступления.</text:span></text:span></text:p>
        </text:list-item>
        <text:list-item>
          <text:p text:style-name="P145">Принцип органического единства </text:p>
        </text:list-item>
        <text:list-item>
          <text:p text:style-name="P145">Принцип экономии — <text:span text:style-name="T16">умение достигать результата простыми путями</text:span></text:p>
        </text:list-item>
      </text:list>
      <text:p text:style-name="P146"><text:span text:style-name="T16"/></text:p>
      <text:p text:style-name="P146"><text:span text:style-name="T16"/></text:p>
      <text:p text:style-name="P147"><text:span text:style-name="T17">Удачный экспромт</text:span><text:span text:style-name="T18"> – это результат постоянной работы, итог долгих размышлений, награда за кропотливый <text:s/>труд.</text:span></text:p>
      <text:p text:style-name="P147"><text:span text:style-name="T18"/></text:p>
      <text:p text:style-name="P147"><text:span text:style-name="T18">Важнейшее условие </text:span><text:span text:style-name="T17">эффективности ораторской речи</text:span><text:span text:style-name="T18"> – это контакт со слушателями.</text:span></text:p>
      <text:p text:style-name="P147"><text:span text:style-name="T18"/></text:p>
      <text:p text:style-name="P148"><text:span text:style-name="T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mw-headlin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0T21:09:35.600000000</dc:date>
    <meta:editing-duration>P1DT1H10M25S</meta:editing-duration>
    <meta:editing-cycles>8</meta:editing-cycles>
    <meta:generator>LibreOffice/7.2.0.4$Windows_X86_64 LibreOffice_project/9a9c6381e3f7a62afc1329bd359cc48accb6435b</meta:generator>
    <meta:document-statistic meta:table-count="0" meta:image-count="0" meta:object-count="0" meta:page-count="10" meta:paragraph-count="259" meta:word-count="2425" meta:character-count="19096" meta:non-whitespace-character-count="16811"/>
  </office:meta>
</office:document-meta>
</file>